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3.046cm"/>
    </style:style>
    <style:style style:name="co9" style:family="table-column">
      <style:table-column-properties fo:break-before="auto" style:column-width="3.962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3.253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3.563cm"/>
    </style:style>
    <style:style style:name="co14" style:family="table-column">
      <style:table-column-properties fo:break-before="auto" style:column-width="3.937cm"/>
    </style:style>
    <style:style style:name="co15" style:family="table-column">
      <style:table-column-properties fo:break-before="auto" style:column-width="4.803cm"/>
    </style:style>
    <style:style style:name="co16" style:family="table-column">
      <style:table-column-properties fo:break-before="auto" style:column-width="2.201cm"/>
    </style:style>
    <style:style style:name="co17" style:family="table-column">
      <style:table-column-properties fo:break-before="auto" style:column-width="2.591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7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 style:data-style-name="N119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19">
      <style:table-cell-properties fo:background-color="#000000" style:text-align-source="fix" style:repeat-content="fals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bb6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19">
      <style:table-cell-properties fo:background-color="#ec9ba4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19">
      <style:table-cell-properties fo:background-color="#ffffa6"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19">
      <style:table-cell-properties fo:background-color="#00000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vertical-align="top"/>
    </style:style>
    <style:style style:name="ce74" style:family="table-cell" style:parent-style-name="Default" style:data-style-name="N119">
      <style:table-cell-properties fo:background-color="#000000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8f2a1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0">
      <style:table-cell-properties fo:background-color="#ec9ba4"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0">
      <style:table-cell-properties fo:background-color="#ffffa6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9">
      <style:table-cell-properties fo:background-color="#00000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0c2cd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e0c2cd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1">
      <style:table-cell-properties fo:background-color="#ec9ba4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ackground-color="#ffffa6"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3a96f8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3a96f8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3a96f8" style:text-align-source="fix" style:repeat-content="false" style:vertical-align="top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fo:background-color="#000000"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Umsatztabelle CineAStA" table:style-name="ta1">
        <table:table-column table:style-name="co1" table:default-cell-style-name="ce54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number-columns-repeated="2" table:default-cell-style-name="ce56"/>
        <table:table-column table:style-name="co14" table:default-cell-style-name="ce56"/>
        <table:table-column table:style-name="co14" table:default-cell-style-name="ce85"/>
        <table:table-column table:style-name="co14" table:number-columns-repeated="2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113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999" table:default-cell-style-name="Default"/>
        <table:table-row table:style-name="ro1">
          <table:table-cell table:style-name="ce51" table:number-columns-repeated="3"/>
          <table:table-cell table:style-name="ce68" office:value-type="string" calcext:value-type="string" table:number-columns-spanned="4" table:number-rows-spanned="1">
            <text:p>Filmkosten</text:p>
          </table:table-cell>
          <table:covered-table-cell table:number-columns-repeated="3" table:style-name="ce24"/>
          <table:table-cell table:style-name="ce75" office:value-type="string" calcext:value-type="string" table:number-columns-spanned="7" table:number-rows-spanned="1">
            <text:p>Einnahmen Abrechnungen &amp; FFA</text:p>
          </table:table-cell>
          <table:covered-table-cell table:number-columns-repeated="6" table:style-name="ce32"/>
          <table:table-cell table:style-name="ce82" office:value-type="string" calcext:value-type="string" table:number-columns-spanned="5" table:number-rows-spanned="1">
            <text:p>Einnahmen AStA</text:p>
          </table:table-cell>
          <table:covered-table-cell table:style-name="ce40"/>
          <table:covered-table-cell table:number-columns-repeated="3" table:style-name="ce39"/>
          <table:table-cell table:style-name="ce89" office:value-type="string" calcext:value-type="string" table:number-columns-spanned="2" table:number-rows-spanned="1">
            <text:p>Besucherzahlen</text:p>
          </table:table-cell>
          <table:covered-table-cell table:style-name="ce50"/>
          <table:table-cell table:style-name="ce15" table:number-columns-repeated="1002"/>
        </table:table-row>
        <table:table-row table:style-name="ro2">
          <table:table-cell table:style-name="ce51" office:value-type="string" calcext:value-type="string">
            <text:p>Wochentag</text:p>
          </table:table-cell>
          <table:table-cell table:style-name="ce51" office:value-type="string" calcext:value-type="string">
            <text:p>Datum</text:p>
          </table:table-cell>
          <table:table-cell table:style-name="ce51" office:value-type="string" calcext:value-type="string">
            <text:p>Titel</text:p>
          </table:table-cell>
          <table:table-cell table:style-name="ce24" office:value-type="string" calcext:value-type="string">
            <text:p>Überweisungsbetrag Film</text:p>
            <text:p><text:span text:style-name="T1">(Lizenz + Versandt + SPIO etc.)</text:span></text:p>
          </table:table-cell>
          <table:table-cell table:style-name="ce24" office:value-type="string" calcext:value-type="string">
            <text:p>Abspielmedium</text:p>
            <text:p><text:span text:style-name="T1">(falls selbst bestellt)</text:span></text:p>
            <text:p/>
          </table:table-cell>
          <table:table-cell table:style-name="ce24" office:value-type="string" calcext:value-type="string">
            <text:p>Koop Kosten / Gutschriften</text:p>
            <text:p><text:span text:style-name="T1">(überwiesener Betrag an/ von Koop-Partner)</text:span></text:p>
          </table:table-cell>
          <table:table-cell table:style-name="ce24" office:value-type="string" calcext:value-type="string">
            <text:p>Kosten Film (gesamt)</text:p>
            <text:p><text:span text:style-name="T1">(Lizenz + Nebenkosten + </text:span></text:p>
            <text:p><text:span text:style-name="T1">Medium + Koop Beitrag)</text:span></text:p>
          </table:table-cell>
          <table:table-cell table:style-name="ce32" office:value-type="string" calcext:value-type="string">
            <text:p>Eintritt normal</text:p>
            <text:p><text:span text:style-name="T1">(Anzahl Besucher normal)</text:span></text:p>
          </table:table-cell>
          <table:table-cell table:style-name="ce32" office:value-type="string" calcext:value-type="string">
            <text:p>Eintritt ermäßigt</text:p>
            <text:p><text:span text:style-name="T1">(Anzahl Besucher durch 5er Karte)</text:span></text:p>
          </table:table-cell>
          <table:table-cell table:style-name="ce32" office:value-type="string" calcext:value-type="string">
            <text:p>Ticket (normal)</text:p>
            <text:p><text:span text:style-name="T1">(pro Eintritt 3€)</text:span></text:p>
          </table:table-cell>
          <table:table-cell table:style-name="ce32" office:value-type="string" calcext:value-type="string">
            <text:p>Ticket (ermäßigt)</text:p>
            <text:p><text:span text:style-name="T1">(pro 5er Eintritt 2€)</text:span></text:p>
          </table:table-cell>
          <table:table-cell table:style-name="ce32" office:value-type="string" calcext:value-type="string">
            <text:p>Einnahmen (brutto)</text:p>
            <text:p><text:span text:style-name="T1">(Ticket normal + Ticket ermäßigt)</text:span></text:p>
          </table:table-cell>
          <table:table-cell table:style-name="ce32" office:value-type="string" calcext:value-type="string">
            <text:p>7% Mehrwertsteuer</text:p>
          </table:table-cell>
          <table:table-cell table:style-name="ce32" office:value-type="string" calcext:value-type="string">
            <text:p>Einnahmen (netto)</text:p>
            <text:p><text:span text:style-name="T1">(Einnahmen brutto - 7% MwSt.)</text:span></text:p>
          </table:table-cell>
          <table:table-cell table:style-name="ce39" office:value-type="string" calcext:value-type="string">
            <text:p>Ticket (normal)</text:p>
            <text:p><text:span text:style-name="T1">(pro Eintritt 3€)</text:span></text:p>
          </table:table-cell>
          <table:table-cell table:style-name="ce40" office:value-type="string" calcext:value-type="string">
            <text:p>Verkaufte 5er Karten</text:p>
            <text:p><text:span text:style-name="T1">(Anzahl verkaufter 5er Karten))</text:span></text:p>
          </table:table-cell>
          <table:table-cell table:style-name="ce39" office:value-type="string" calcext:value-type="string">
            <text:p>Einnahmen 5er Karten</text:p>
            <text:p><text:span text:style-name="T1">(10 € pro Karte)</text:span></text:p>
          </table:table-cell>
          <table:table-cell table:style-name="ce39" office:value-type="string" calcext:value-type="string">
            <text:p>Einnahmen Getränke</text:p>
            <text:p><text:span text:style-name="T1">(1,50€ extern</text:span></text:p>
            <text:p><text:span text:style-name="T1">1,10€ intern)</text:span></text:p>
          </table:table-cell>
          <table:table-cell table:style-name="ce39" office:value-type="string" calcext:value-type="string">
            <text:p>Einnahmen Gesamt</text:p>
            <text:p><text:span text:style-name="T1">(Tickets (normal) + 5er Karten + Getränke)</text:span></text:p>
          </table:table-cell>
          <table:table-cell table:style-name="ce90" office:value-type="string" calcext:value-type="string">
            <text:p>Zuschauer</text:p>
          </table:table-cell>
          <table:table-cell table:style-name="ce50" office:value-type="string" calcext:value-type="string">
            <text:p>Zuschauer-</text:p>
            <text:p>Durchschnitt</text:p>
          </table:table-cell>
          <table:table-cell table:style-name="ce15"/>
          <table:table-cell table:style-name="ce120" office:value-type="string" calcext:value-type="string">
            <text:p>Sneak</text:p>
          </table:table-cell>
          <table:table-cell table:style-name="ce127" office:value-type="string" calcext:value-type="string">
            <text:p>Sondervorführung</text:p>
          </table:table-cell>
          <table:table-cell table:style-name="ce15" table:number-columns-repeated="999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4-18" calcext:value-type="date">
            <text:p>18.04.23</text:p>
          </table:table-cell>
          <table:table-cell table:style-name="ce65" office:value-type="string" calcext:value-type="string">
            <text:p>Babylon</text:p>
          </table:table-cell>
          <table:table-cell table:style-name="ce62" office:value-type="currency" office:currency="EUR" office:value="-25.71" calcext:value-type="currency">
            <text:p>-25,71 €</text:p>
          </table:table-cell>
          <table:table-cell table:style-name="ce62" office:value-type="currency" office:currency="EUR" office:value="-14.99" calcext:value-type="currency">
            <text:p>-14,99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D3]+[.E3]+[.F3]" office:value-type="currency" office:currency="EUR" office:value="-40.7" calcext:value-type="currency">
            <text:p>-40,70 €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3" calcext:value-type="float">
            <text:p>3</text:p>
          </table:table-cell>
          <table:table-cell table:style-name="ce62" table:formula="of:=[.H3]*3" office:value-type="currency" office:currency="EUR" office:value="33" calcext:value-type="currency">
            <text:p>33,00 €</text:p>
          </table:table-cell>
          <table:table-cell table:style-name="ce62" table:formula="of:=[.I3]*2" office:value-type="currency" office:currency="EUR" office:value="6" calcext:value-type="currency">
            <text:p>6,00 €</text:p>
          </table:table-cell>
          <table:table-cell table:style-name="ce62" table:formula="of:=[.J3]+[.K3]" office:value-type="currency" office:currency="EUR" office:value="39" calcext:value-type="currency">
            <text:p>39,00 €</text:p>
          </table:table-cell>
          <table:table-cell table:style-name="ce62" table:formula="of:=[.L3]/107*7" office:value-type="currency" office:currency="EUR" office:value="2.55140186915888" calcext:value-type="currency">
            <text:p>2,55 €</text:p>
          </table:table-cell>
          <table:table-cell table:style-name="ce62" table:formula="of:=[.L3]/107*100" office:value-type="currency" office:currency="EUR" office:value="36.4485981308411" calcext:value-type="currency">
            <text:p>36,45 €</text:p>
          </table:table-cell>
          <table:table-cell table:style-name="ce62" table:formula="of:=[.J3]" office:value-type="currency" office:currency="EUR" office:value="33" calcext:value-type="currency">
            <text:p>33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3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7.5" calcext:value-type="currency">
            <text:p>7,50 €</text:p>
          </table:table-cell>
          <table:table-cell table:style-name="ce62" table:formula="of:=[.O3]+[.Q3]+[.R3]" office:value-type="currency" office:currency="EUR" office:value="40.5" calcext:value-type="currency">
            <text:p>40,50 €</text:p>
          </table:table-cell>
          <table:table-cell table:style-name="ce77" table:formula="of:=[.H3]+[.I3]" office:value-type="float" office:value="14" calcext:value-type="float">
            <text:p>14</text:p>
          </table:table-cell>
          <table:table-cell table:style-name="ce97" table:formula="of:=SUM([.T3])/(ROW()-2)"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12-04-19" calcext:value-type="date">
            <text:p>19.04.12</text:p>
          </table:table-cell>
          <table:table-cell table:style-name="ce65" office:value-type="string" calcext:value-type="string">
            <text:p>Gesang der Flusskrebse</text:p>
          </table:table-cell>
          <table:table-cell table:style-name="ce62" office:value-type="currency" office:currency="EUR" office:value="-251.99" calcext:value-type="currency">
            <text:p>-251,99 €</text:p>
          </table:table-cell>
          <table:table-cell table:style-name="ce62" office:value-type="currency" office:currency="EUR" office:value="-9.99" calcext:value-type="currency">
            <text:p>-9,99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D4]+[.E4]+[.F4]" office:value-type="currency" office:currency="EUR" office:value="-261.98" calcext:value-type="currency">
            <text:p>-261,98 €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" calcext:value-type="float">
            <text:p>1</text:p>
          </table:table-cell>
          <table:table-cell table:style-name="ce62" table:formula="of:=[.H4]*3" office:value-type="currency" office:currency="EUR" office:value="30" calcext:value-type="currency">
            <text:p>30,00 €</text:p>
          </table:table-cell>
          <table:table-cell table:style-name="ce62" table:formula="of:=[.I4]*2" office:value-type="currency" office:currency="EUR" office:value="2" calcext:value-type="currency">
            <text:p>2,00 €</text:p>
          </table:table-cell>
          <table:table-cell table:style-name="ce62" table:formula="of:=[.J4]+[.K4]" office:value-type="currency" office:currency="EUR" office:value="32" calcext:value-type="currency">
            <text:p>32,00 €</text:p>
          </table:table-cell>
          <table:table-cell table:style-name="ce62" table:formula="of:=[.L4]/107*7" office:value-type="currency" office:currency="EUR" office:value="2.09345794392523" calcext:value-type="currency">
            <text:p>2,09 €</text:p>
          </table:table-cell>
          <table:table-cell table:style-name="ce62" table:formula="of:=[.L4]/107*100" office:value-type="currency" office:currency="EUR" office:value="29.9065420560748" calcext:value-type="currency">
            <text:p>29,91 €</text:p>
          </table:table-cell>
          <table:table-cell table:style-name="ce62" table:formula="of:=[.J4]" office:value-type="currency" office:currency="EUR" office:value="30" calcext:value-type="currency">
            <text:p>30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4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.3" calcext:value-type="currency">
            <text:p>3,30 €</text:p>
          </table:table-cell>
          <table:table-cell table:style-name="ce62" table:formula="of:=[.O4]+[.Q4]+[.R4]" office:value-type="currency" office:currency="EUR" office:value="33.3" calcext:value-type="currency">
            <text:p>33,30 €</text:p>
          </table:table-cell>
          <table:table-cell table:formula="of:=[.H4]+[.I4]" office:value-type="float" office:value="11" calcext:value-type="float">
            <text:p>11</text:p>
          </table:table-cell>
          <table:table-cell table:style-name="ce97" table:formula="of:=SUM([.T3:.T4])/(ROW()-2)" office:value-type="float" office:value="12.5" calcext:value-type="float">
            <text:p>12,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4-25" calcext:value-type="date">
            <text:p>25.04.23</text:p>
          </table:table-cell>
          <table:table-cell table:style-name="ce66" office:value-type="string" calcext:value-type="string">
            <text:p>The Banshees of Inisherin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-27.48" calcext:value-type="currency">
            <text:p>-27,48 €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table:formula="of:=[.D5]+[.E5]+[.F5]" office:value-type="currency" office:currency="EUR" office:value="-27.48" calcext:value-type="currency">
            <text:p>-27,48 €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0" table:formula="of:=[.H5]*3" office:value-type="currency" office:currency="EUR" office:value="0" calcext:value-type="currency">
            <text:p>0,00 €</text:p>
          </table:table-cell>
          <table:table-cell table:style-name="ce70" table:formula="of:=[.I5]*2" office:value-type="currency" office:currency="EUR" office:value="0" calcext:value-type="currency">
            <text:p>0,00 €</text:p>
          </table:table-cell>
          <table:table-cell table:style-name="ce70" table:formula="of:=[.J5]+[.K5]" office:value-type="currency" office:currency="EUR" office:value="0" calcext:value-type="currency">
            <text:p>0,00 €</text:p>
          </table:table-cell>
          <table:table-cell table:style-name="ce70" table:formula="of:=[.L5]/107*7" office:value-type="currency" office:currency="EUR" office:value="0" calcext:value-type="currency">
            <text:p>0,00 €</text:p>
          </table:table-cell>
          <table:table-cell table:style-name="ce70" table:formula="of:=[.L5]/107*100" office:value-type="currency" office:currency="EUR" office:value="0" calcext:value-type="currency">
            <text:p>0,00 €</text:p>
          </table:table-cell>
          <table:table-cell table:style-name="ce70" table:formula="of:=[.J5]" office:value-type="currency" office:currency="EUR" office:value="0" calcext:value-type="currency">
            <text:p>0,00 €</text:p>
          </table:table-cell>
          <table:table-cell table:style-name="ce86" office:value-type="float" office:value="0" calcext:value-type="float">
            <text:p>0</text:p>
          </table:table-cell>
          <table:table-cell table:style-name="ce70" table:formula="of:=[.P5]*1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12.7" calcext:value-type="currency">
            <text:p>12,70 €</text:p>
          </table:table-cell>
          <table:table-cell table:style-name="ce70" table:formula="of:=[.O5]+[.Q5]+[.R5]" office:value-type="currency" office:currency="EUR" office:value="12.7" calcext:value-type="currency">
            <text:p>12,70 €</text:p>
          </table:table-cell>
          <table:table-cell table:style-name="ce91" office:value-type="float" office:value="26" calcext:value-type="float">
            <text:p>26</text:p>
          </table:table-cell>
          <table:table-cell table:style-name="ce97" table:formula="of:=SUM([.T3:.T5])/(ROW()-2)"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4-26" calcext:value-type="date">
            <text:p>26.04.23</text:p>
          </table:table-cell>
          <table:table-cell table:style-name="ce65" office:value-type="string" calcext:value-type="string">
            <text:p>The Story Won’t Die</text:p>
          </table:table-cell>
          <table:table-cell table:style-name="ce62" office:value-type="currency" office:currency="EUR" office:value="-340.74" calcext:value-type="currency">
            <text:p>-340,7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15.24" calcext:value-type="currency">
            <text:p>315,24 €</text:p>
          </table:table-cell>
          <table:table-cell table:style-name="ce62" table:formula="of:=[.D6]+[.E6]+[.F6]" office:value-type="currency" office:currency="EUR" office:value="-25.5" calcext:value-type="currency">
            <text:p>-25,50 €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6]*3" office:value-type="currency" office:currency="EUR" office:value="51" calcext:value-type="currency">
            <text:p>51,00 €</text:p>
          </table:table-cell>
          <table:table-cell table:style-name="ce62" table:formula="of:=[.I6]*2" office:value-type="currency" office:currency="EUR" office:value="0" calcext:value-type="currency">
            <text:p>0,00 €</text:p>
          </table:table-cell>
          <table:table-cell table:style-name="ce62" table:formula="of:=[.J6]+[.K6]" office:value-type="currency" office:currency="EUR" office:value="51" calcext:value-type="currency">
            <text:p>51,00 €</text:p>
          </table:table-cell>
          <table:table-cell table:style-name="ce62" table:formula="of:=[.L6]/107*7" office:value-type="currency" office:currency="EUR" office:value="3.33644859813084" calcext:value-type="currency">
            <text:p>3,34 €</text:p>
          </table:table-cell>
          <table:table-cell table:style-name="ce62" table:formula="of:=[.L6]/107*100" office:value-type="currency" office:currency="EUR" office:value="47.6635514018692" calcext:value-type="currency">
            <text:p>47,66 €</text:p>
          </table:table-cell>
          <table:table-cell table:style-name="ce62" table:formula="of:=[.J6]" office:value-type="currency" office:currency="EUR" office:value="51" calcext:value-type="currency">
            <text:p>51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6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5.9" calcext:value-type="currency">
            <text:p>5,90 €</text:p>
          </table:table-cell>
          <table:table-cell table:style-name="ce62" table:formula="of:=[.O6]+[.Q6]+[.R6]" office:value-type="currency" office:currency="EUR" office:value="56.9" calcext:value-type="currency">
            <text:p>56,90 €</text:p>
          </table:table-cell>
          <table:table-cell table:formula="of:=[.H6]+[.I6]" office:value-type="float" office:value="17" calcext:value-type="float">
            <text:p>17</text:p>
          </table:table-cell>
          <table:table-cell table:style-name="ce97" table:formula="of:=SUM([.T3:.T6])/(ROW()-2)"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5-02" calcext:value-type="date">
            <text:p>02.05.23</text:p>
          </table:table-cell>
          <table:table-cell table:style-name="ce65" office:value-type="string" calcext:value-type="string">
            <text:p>Crimes of the Future</text:p>
          </table:table-cell>
          <table:table-cell table:style-name="ce62" office:value-type="currency" office:currency="EUR" office:value="-96.3" calcext:value-type="currency">
            <text:p>-96,30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7]+[.E7]+[.F7]" office:value-type="currency" office:currency="EUR" office:value="-96.3" calcext:value-type="currency">
            <text:p>-96,30 €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62" table:formula="of:=[.H7]*3" office:value-type="currency" office:currency="EUR" office:value="3" calcext:value-type="currency">
            <text:p>3,00 €</text:p>
          </table:table-cell>
          <table:table-cell table:style-name="ce62" table:formula="of:=[.I7]*2" office:value-type="currency" office:currency="EUR" office:value="4" calcext:value-type="currency">
            <text:p>4,00 €</text:p>
          </table:table-cell>
          <table:table-cell table:style-name="ce62" table:formula="of:=[.J7]+[.K7]" office:value-type="currency" office:currency="EUR" office:value="7" calcext:value-type="currency">
            <text:p>7,00 €</text:p>
          </table:table-cell>
          <table:table-cell table:style-name="ce62" table:formula="of:=[.L7]/107*7" office:value-type="currency" office:currency="EUR" office:value="0.457943925233645" calcext:value-type="currency">
            <text:p>0,46 €</text:p>
          </table:table-cell>
          <table:table-cell table:style-name="ce62" table:formula="of:=[.L7]/107*100" office:value-type="currency" office:currency="EUR" office:value="6.54205607476635" calcext:value-type="currency">
            <text:p>6,54 €</text:p>
          </table:table-cell>
          <table:table-cell table:style-name="ce62" table:formula="of:=[.J7]"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table:style-name="ce62" table:formula="of:=[.P7]*10" office:value-type="currency" office:currency="EUR" office:value="50" calcext:value-type="currency">
            <text:p>50,00 €</text:p>
          </table:table-cell>
          <table:table-cell table:style-name="ce62" office:value-type="currency" office:currency="EUR" office:value="1.1" calcext:value-type="currency">
            <text:p>1,10 €</text:p>
          </table:table-cell>
          <table:table-cell table:style-name="ce62" table:formula="of:=[.O7]+[.Q7]+[.R7]" office:value-type="currency" office:currency="EUR" office:value="54.1" calcext:value-type="currency">
            <text:p>54,10 €</text:p>
          </table:table-cell>
          <table:table-cell table:formula="of:=[.H7]+[.I7]" office:value-type="float" office:value="3" calcext:value-type="float">
            <text:p>3</text:p>
          </table:table-cell>
          <table:table-cell table:style-name="ce97" table:formula="of:=SUM([.T3:.T7])/(ROW()-2)" office:value-type="float" office:value="14.2" calcext:value-type="float">
            <text:p>14,2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5-03" calcext:value-type="date">
            <text:p>03.05.23</text:p>
          </table:table-cell>
          <table:table-cell table:style-name="ce67" office:value-type="string" calcext:value-type="string">
            <text:p>Pride</text:p>
          </table:table-cell>
          <table:table-cell table:style-name="ce71" office:value-type="currency" office:currency="EUR" office:value="-137.56" calcext:value-type="currency">
            <text:p>-137,56 €</text:p>
          </table:table-cell>
          <table:table-cell table:style-name="ce71" office:value-type="currency" office:currency="EUR" office:value="-9.23" calcext:value-type="currency">
            <text:p>-9,23 €</text:p>
          </table:table-cell>
          <table:table-cell table:style-name="ce71" office:value-type="currency" office:currency="EUR" office:value="146.79" calcext:value-type="currency">
            <text:p>146,79 €</text:p>
          </table:table-cell>
          <table:table-cell table:style-name="ce71" table:formula="of:=[.D8]+[.E8]+[.F8]" office:value-type="currency" office:currency="EUR" office:value="0" calcext:value-type="currency">
            <text:p>0,00 €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1" table:formula="of:=[.H8]*3" office:value-type="currency" office:currency="EUR" office:value="0" calcext:value-type="currency">
            <text:p>0,00 €</text:p>
          </table:table-cell>
          <table:table-cell table:style-name="ce71" table:formula="of:=[.I8]*2" office:value-type="currency" office:currency="EUR" office:value="0" calcext:value-type="currency">
            <text:p>0,00 €</text:p>
          </table:table-cell>
          <table:table-cell table:style-name="ce71" table:formula="of:=[.J8]+[.K8]" office:value-type="currency" office:currency="EUR" office:value="0" calcext:value-type="currency">
            <text:p>0,00 €</text:p>
          </table:table-cell>
          <table:table-cell table:style-name="ce71" table:formula="of:=[.L8]/107*7" office:value-type="currency" office:currency="EUR" office:value="0" calcext:value-type="currency">
            <text:p>0,00 €</text:p>
          </table:table-cell>
          <table:table-cell table:style-name="ce71" table:formula="of:=[.L8]/107*100" office:value-type="currency" office:currency="EUR" office:value="0" calcext:value-type="currency">
            <text:p>0,00 €</text:p>
          </table:table-cell>
          <table:table-cell table:style-name="ce71" table:formula="of:=[.J8]" office:value-type="currency" office:currency="EUR" office:value="0" calcext:value-type="currency">
            <text:p>0,00 €</text:p>
          </table:table-cell>
          <table:table-cell table:style-name="ce87" office:value-type="float" office:value="0" calcext:value-type="float">
            <text:p>0</text:p>
          </table:table-cell>
          <table:table-cell table:style-name="ce71" table:formula="of:=[.P8]*10" office:value-type="currency" office:currency="EUR" office:value="0" calcext:value-type="currency">
            <text:p>0,00 €</text:p>
          </table:table-cell>
          <table:table-cell table:style-name="ce71" office:value-type="currency" office:currency="EUR" office:value="0" calcext:value-type="currency">
            <text:p>0,00 €</text:p>
          </table:table-cell>
          <table:table-cell table:style-name="ce71" table:formula="of:=[.O8]+[.Q8]+[.R8]" office:value-type="currency" office:currency="EUR" office:value="0" calcext:value-type="currency">
            <text:p>0,00 €</text:p>
          </table:table-cell>
          <table:table-cell table:style-name="ce92" office:value-type="float" office:value="36" calcext:value-type="float">
            <text:p>36</text:p>
          </table:table-cell>
          <table:table-cell table:style-name="ce97" table:formula="of:=SUM([.T3:.T8])/(ROW()-2)" office:value-type="float" office:value="17.8333333333333" calcext:value-type="float">
            <text:p>17,8333333333333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5-03" calcext:value-type="date">
            <text:p>03.05.23</text:p>
          </table:table-cell>
          <table:table-cell table:style-name="ce65" office:value-type="string" calcext:value-type="string">
            <text:p>Das Glücksrad</text:p>
          </table:table-cell>
          <table:table-cell table:style-name="ce62" office:value-type="currency" office:currency="EUR" office:value="-94.16" calcext:value-type="currency">
            <text:p>-94,16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9]+[.E9]+[.F9]" office:value-type="currency" office:currency="EUR" office:value="-94.16" calcext:value-type="currency">
            <text:p>-94,16 €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 table:style-name="ce62" table:formula="of:=[.H9]*3" office:value-type="currency" office:currency="EUR" office:value="6" calcext:value-type="currency">
            <text:p>6,00 €</text:p>
          </table:table-cell>
          <table:table-cell table:style-name="ce62" table:formula="of:=[.I9]*2" office:value-type="currency" office:currency="EUR" office:value="4" calcext:value-type="currency">
            <text:p>4,00 €</text:p>
          </table:table-cell>
          <table:table-cell table:style-name="ce62" table:formula="of:=[.J9]+[.K9]" office:value-type="currency" office:currency="EUR" office:value="10" calcext:value-type="currency">
            <text:p>10,00 €</text:p>
          </table:table-cell>
          <table:table-cell table:style-name="ce62" table:formula="of:=[.L9]/107*7" office:value-type="currency" office:currency="EUR" office:value="0.654205607476635" calcext:value-type="currency">
            <text:p>0,65 €</text:p>
          </table:table-cell>
          <table:table-cell table:style-name="ce62" table:formula="of:=[.L9]/107*100" office:value-type="currency" office:currency="EUR" office:value="9.34579439252336" calcext:value-type="currency">
            <text:p>9,35 €</text:p>
          </table:table-cell>
          <table:table-cell table:style-name="ce62" table:formula="of:=[.J9]" office:value-type="currency" office:currency="EUR" office:value="6" calcext:value-type="currency">
            <text:p>6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9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O9]+[.Q9]+[.R9]" office:value-type="currency" office:currency="EUR" office:value="6" calcext:value-type="currency">
            <text:p>6,00 €</text:p>
          </table:table-cell>
          <table:table-cell table:formula="of:=[.H9]+[.I9]" office:value-type="float" office:value="4" calcext:value-type="float">
            <text:p>4</text:p>
          </table:table-cell>
          <table:table-cell table:style-name="ce97" table:formula="of:=SUM([.T3:.T9])/(ROW()-2)" office:value-type="float" office:value="15.8571428571429" calcext:value-type="float">
            <text:p>15,8571428571429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5-09" calcext:value-type="date">
            <text:p>09.05.23</text:p>
          </table:table-cell>
          <table:table-cell table:style-name="ce65" office:value-type="string" calcext:value-type="string">
            <text:p>Alle reden übers Wetter</text:p>
          </table:table-cell>
          <table:table-cell table:style-name="ce62" office:value-type="currency" office:currency="EUR" office:value="-107" calcext:value-type="currency">
            <text:p>-107,00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0]+[.E10]+[.F10]" office:value-type="currency" office:currency="EUR" office:value="-107" calcext:value-type="currency">
            <text:p>-107,00 €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62" table:formula="of:=[.H10]*3" office:value-type="currency" office:currency="EUR" office:value="15" calcext:value-type="currency">
            <text:p>15,00 €</text:p>
          </table:table-cell>
          <table:table-cell table:style-name="ce62" table:formula="of:=[.I10]*2" office:value-type="currency" office:currency="EUR" office:value="6" calcext:value-type="currency">
            <text:p>6,00 €</text:p>
          </table:table-cell>
          <table:table-cell table:style-name="ce62" table:formula="of:=[.J10]+[.K10]" office:value-type="currency" office:currency="EUR" office:value="21" calcext:value-type="currency">
            <text:p>21,00 €</text:p>
          </table:table-cell>
          <table:table-cell table:style-name="ce62" table:formula="of:=[.L10]/107*7" office:value-type="currency" office:currency="EUR" office:value="1.37383177570093" calcext:value-type="currency">
            <text:p>1,37 €</text:p>
          </table:table-cell>
          <table:table-cell table:style-name="ce62" table:formula="of:=[.L10]/107*100" office:value-type="currency" office:currency="EUR" office:value="19.6261682242991" calcext:value-type="currency">
            <text:p>19,63 €</text:p>
          </table:table-cell>
          <table:table-cell table:style-name="ce62" table:formula="of:=[.J10]" office:value-type="currency" office:currency="EUR" office:value="15" calcext:value-type="currency">
            <text:p>15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0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.7" calcext:value-type="currency">
            <text:p>3,70 €</text:p>
          </table:table-cell>
          <table:table-cell table:style-name="ce62" table:formula="of:=[.O10]+[.Q10]+[.R10]" office:value-type="currency" office:currency="EUR" office:value="18.7" calcext:value-type="currency">
            <text:p>18,70 €</text:p>
          </table:table-cell>
          <table:table-cell table:formula="of:=[.H10]+[.I10]" office:value-type="float" office:value="8" calcext:value-type="float">
            <text:p>8</text:p>
          </table:table-cell>
          <table:table-cell table:style-name="ce97" table:formula="of:=SUM([.T3:.T10])/(ROW()-2)" office:value-type="float" office:value="14.875" calcext:value-type="float">
            <text:p>14,87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5-10" calcext:value-type="date">
            <text:p>10.05.23</text:p>
          </table:table-cell>
          <table:table-cell table:style-name="ce65" office:value-type="string" calcext:value-type="string">
            <text:p>Inception</text:p>
          </table:table-cell>
          <table:table-cell table:style-name="ce62" office:value-type="currency" office:currency="EUR" office:value="-112.54" calcext:value-type="currency">
            <text:p>-112,54 €</text:p>
          </table:table-cell>
          <table:table-cell table:style-name="ce62" office:value-type="currency" office:currency="EUR" office:value="-8.39" calcext:value-type="currency">
            <text:p>-8,39 €</text:p>
          </table:table-cell>
          <table:table-cell table:style-name="ce62" office:value-type="currency" office:currency="EUR" office:value="80.04" calcext:value-type="currency">
            <text:p>80,04 €</text:p>
          </table:table-cell>
          <table:table-cell table:style-name="ce62" table:formula="of:=[.D11]+[.E11]+[.F11]" office:value-type="currency" office:currency="EUR" office:value="-40.89" calcext:value-type="currency">
            <text:p>-40,89 €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" calcext:value-type="float">
            <text:p>1</text:p>
          </table:table-cell>
          <table:table-cell table:style-name="ce62" table:formula="of:=[.H11]*3" office:value-type="currency" office:currency="EUR" office:value="63" calcext:value-type="currency">
            <text:p>63,00 €</text:p>
          </table:table-cell>
          <table:table-cell table:style-name="ce62" table:formula="of:=[.I11]*2" office:value-type="currency" office:currency="EUR" office:value="2" calcext:value-type="currency">
            <text:p>2,00 €</text:p>
          </table:table-cell>
          <table:table-cell table:style-name="ce62" table:formula="of:=[.J11]+[.K11]" office:value-type="currency" office:currency="EUR" office:value="65" calcext:value-type="currency">
            <text:p>65,00 €</text:p>
          </table:table-cell>
          <table:table-cell table:style-name="ce62" table:formula="of:=[.L11]/107*7" office:value-type="currency" office:currency="EUR" office:value="4.25233644859813" calcext:value-type="currency">
            <text:p>4,25 €</text:p>
          </table:table-cell>
          <table:table-cell table:style-name="ce62" table:formula="of:=[.L11]/107*100" office:value-type="currency" office:currency="EUR" office:value="60.7476635514019" calcext:value-type="currency">
            <text:p>60,75 €</text:p>
          </table:table-cell>
          <table:table-cell table:style-name="ce62" table:formula="of:=[.J11]" office:value-type="currency" office:currency="EUR" office:value="63" calcext:value-type="currency">
            <text:p>63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1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0.5" calcext:value-type="currency">
            <text:p>10,50 €</text:p>
          </table:table-cell>
          <table:table-cell table:style-name="ce62" table:formula="of:=[.O11]+[.Q11]+[.R11]" office:value-type="currency" office:currency="EUR" office:value="73.5" calcext:value-type="currency">
            <text:p>73,50 €</text:p>
          </table:table-cell>
          <table:table-cell table:formula="of:=[.H11]+[.I11]" office:value-type="float" office:value="22" calcext:value-type="float">
            <text:p>22</text:p>
          </table:table-cell>
          <table:table-cell table:style-name="ce97" table:formula="of:=SUM([.T3:.T11])/(ROW()-2)" office:value-type="float" office:value="15.6666666666667" calcext:value-type="float">
            <text:p>15,6666666666667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onnerstag</text:p>
          </table:table-cell>
          <table:table-cell table:style-name="ce59" office:value-type="date" office:date-value="2023-05-11" calcext:value-type="date">
            <text:p>11.05.23</text:p>
          </table:table-cell>
          <table:table-cell table:style-name="ce67" office:value-type="string" calcext:value-type="string">
            <text:p>Napola</text:p>
          </table:table-cell>
          <table:table-cell table:number-columns-repeated="3" table:style-name="ce71" office:value-type="currency" office:currency="EUR" office:value="0" calcext:value-type="currency">
            <text:p>0,00 €</text:p>
          </table:table-cell>
          <table:table-cell table:style-name="ce71" table:formula="of:=[.D12]+[.E12]+[.F12]" office:value-type="currency" office:currency="EUR" office:value="0" calcext:value-type="currency">
            <text:p>0,00 €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1" table:formula="of:=[.H12]*3" office:value-type="currency" office:currency="EUR" office:value="0" calcext:value-type="currency">
            <text:p>0,00 €</text:p>
          </table:table-cell>
          <table:table-cell table:style-name="ce71" table:formula="of:=[.I12]*2" office:value-type="currency" office:currency="EUR" office:value="0" calcext:value-type="currency">
            <text:p>0,00 €</text:p>
          </table:table-cell>
          <table:table-cell table:style-name="ce71" table:formula="of:=[.J12]+[.K12]" office:value-type="currency" office:currency="EUR" office:value="0" calcext:value-type="currency">
            <text:p>0,00 €</text:p>
          </table:table-cell>
          <table:table-cell table:style-name="ce71" table:formula="of:=[.L12]/107*7" office:value-type="currency" office:currency="EUR" office:value="0" calcext:value-type="currency">
            <text:p>0,00 €</text:p>
          </table:table-cell>
          <table:table-cell table:style-name="ce71" table:formula="of:=[.L12]/107*100" office:value-type="currency" office:currency="EUR" office:value="0" calcext:value-type="currency">
            <text:p>0,00 €</text:p>
          </table:table-cell>
          <table:table-cell table:style-name="ce71" table:formula="of:=[.J12]" office:value-type="currency" office:currency="EUR" office:value="0" calcext:value-type="currency">
            <text:p>0,00 €</text:p>
          </table:table-cell>
          <table:table-cell table:style-name="ce87" office:value-type="float" office:value="0" calcext:value-type="float">
            <text:p>0</text:p>
          </table:table-cell>
          <table:table-cell table:style-name="ce71" table:formula="of:=[.P12]*10" office:value-type="currency" office:currency="EUR" office:value="0" calcext:value-type="currency">
            <text:p>0,00 €</text:p>
          </table:table-cell>
          <table:table-cell table:style-name="ce71" office:value-type="currency" office:currency="EUR" office:value="10.5" calcext:value-type="currency">
            <text:p>10,50 €</text:p>
          </table:table-cell>
          <table:table-cell table:style-name="ce71" table:formula="of:=[.O12]+[.Q12]+[.R12]" office:value-type="currency" office:currency="EUR" office:value="10.5" calcext:value-type="currency">
            <text:p>10,50 €</text:p>
          </table:table-cell>
          <table:table-cell table:style-name="ce92" office:value-type="float" office:value="20" calcext:value-type="float">
            <text:p>20</text:p>
          </table:table-cell>
          <table:table-cell table:style-name="ce97" table:formula="of:=SUM([.T3:.T12])/(ROW()-2)" office:value-type="float" office:value="16.1" calcext:value-type="float">
            <text:p>16,1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5-16" calcext:value-type="date">
            <text:p>16.05.23</text:p>
          </table:table-cell>
          <table:table-cell table:style-name="ce65" office:value-type="string" calcext:value-type="string">
            <text:p>Holy Spider</text:p>
          </table:table-cell>
          <table:table-cell table:style-name="ce62" office:value-type="currency" office:currency="EUR" office:value="-115.56" calcext:value-type="currency">
            <text:p>-115,56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3]+[.E13]+[.F13]" office:value-type="currency" office:currency="EUR" office:value="-115.56" calcext:value-type="currency">
            <text:p>-115,56 €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13]*3" office:value-type="currency" office:currency="EUR" office:value="27" calcext:value-type="currency">
            <text:p>27,00 €</text:p>
          </table:table-cell>
          <table:table-cell table:style-name="ce62" table:formula="of:=[.I13]*2" office:value-type="currency" office:currency="EUR" office:value="0" calcext:value-type="currency">
            <text:p>0,00 €</text:p>
          </table:table-cell>
          <table:table-cell table:style-name="ce62" table:formula="of:=[.J13]+[.K13]" office:value-type="currency" office:currency="EUR" office:value="27" calcext:value-type="currency">
            <text:p>27,00 €</text:p>
          </table:table-cell>
          <table:table-cell table:style-name="ce62" table:formula="of:=[.L13]/107*7" office:value-type="currency" office:currency="EUR" office:value="1.76635514018692" calcext:value-type="currency">
            <text:p>1,77 €</text:p>
          </table:table-cell>
          <table:table-cell table:style-name="ce62" table:formula="of:=[.L13]/107*100" office:value-type="currency" office:currency="EUR" office:value="25.2336448598131" calcext:value-type="currency">
            <text:p>25,23 €</text:p>
          </table:table-cell>
          <table:table-cell table:style-name="ce62" table:formula="of:=[.J13]" office:value-type="currency" office:currency="EUR" office:value="27" calcext:value-type="currency">
            <text:p>27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3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9.7" calcext:value-type="currency">
            <text:p>9,70 €</text:p>
          </table:table-cell>
          <table:table-cell table:style-name="ce62" table:formula="of:=[.O13]+[.Q13]+[.R13]" office:value-type="currency" office:currency="EUR" office:value="36.7" calcext:value-type="currency">
            <text:p>36,70 €</text:p>
          </table:table-cell>
          <table:table-cell table:formula="of:=[.H13]+[.I13]" office:value-type="float" office:value="9" calcext:value-type="float">
            <text:p>9</text:p>
          </table:table-cell>
          <table:table-cell table:style-name="ce97" table:formula="of:=SUM([.T3:.T13])/(ROW()-2)" office:value-type="float" office:value="15.4545454545455" calcext:value-type="float">
            <text:p>15,454545454545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5-17" calcext:value-type="date">
            <text:p>17.05.23</text:p>
          </table:table-cell>
          <table:table-cell table:style-name="ce65" office:value-type="string" calcext:value-type="string">
            <text:p>Der Heilige Berg</text:p>
          </table:table-cell>
          <table:table-cell table:style-name="ce62" office:value-type="currency" office:currency="EUR" office:value="-150" calcext:value-type="currency">
            <text:p>-150,00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4]+[.E14]+[.F14]" office:value-type="currency" office:currency="EUR" office:value="-150" calcext:value-type="currency">
            <text:p>-150,00 €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14]*3" office:value-type="currency" office:currency="EUR" office:value="33" calcext:value-type="currency">
            <text:p>33,00 €</text:p>
          </table:table-cell>
          <table:table-cell table:style-name="ce62" table:formula="of:=[.I14]*2" office:value-type="currency" office:currency="EUR" office:value="0" calcext:value-type="currency">
            <text:p>0,00 €</text:p>
          </table:table-cell>
          <table:table-cell table:style-name="ce62" table:formula="of:=[.J14]+[.K14]" office:value-type="currency" office:currency="EUR" office:value="33" calcext:value-type="currency">
            <text:p>33,00 €</text:p>
          </table:table-cell>
          <table:table-cell table:style-name="ce62" table:formula="of:=[.L14]/107*7" office:value-type="currency" office:currency="EUR" office:value="2.1588785046729" calcext:value-type="currency">
            <text:p>2,16 €</text:p>
          </table:table-cell>
          <table:table-cell table:style-name="ce62" table:formula="of:=[.L14]/107*100" office:value-type="currency" office:currency="EUR" office:value="30.8411214953271" calcext:value-type="currency">
            <text:p>30,84 €</text:p>
          </table:table-cell>
          <table:table-cell table:style-name="ce62" table:formula="of:=[.J14]" office:value-type="currency" office:currency="EUR" office:value="33" calcext:value-type="currency">
            <text:p>33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4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7.1" calcext:value-type="currency">
            <text:p>7,10 €</text:p>
          </table:table-cell>
          <table:table-cell table:style-name="ce62" table:formula="of:=[.O14]+[.Q14]+[.R14]" office:value-type="currency" office:currency="EUR" office:value="40.1" calcext:value-type="currency">
            <text:p>40,10 €</text:p>
          </table:table-cell>
          <table:table-cell table:formula="of:=[.H14]+[.I14]" office:value-type="float" office:value="11" calcext:value-type="float">
            <text:p>11</text:p>
          </table:table-cell>
          <table:table-cell table:style-name="ce97" table:formula="of:=SUM([.T3:.T14])/(ROW()-2)" office:value-type="float" office:value="15.0833333333333" calcext:value-type="float">
            <text:p>15,0833333333333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5-23" calcext:value-type="date">
            <text:p>23.05.23</text:p>
          </table:table-cell>
          <table:table-cell table:style-name="ce65" office:value-type="string" calcext:value-type="string">
            <text:p>The Truman Show</text:p>
          </table:table-cell>
          <table:table-cell table:style-name="ce62" office:value-type="currency" office:currency="EUR" office:value="-32.11" calcext:value-type="currency">
            <text:p>-32,11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5]+[.E15]+[.F15]" office:value-type="currency" office:currency="EUR" office:value="-32.11" calcext:value-type="currency">
            <text:p>-32,11 €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15]*3" office:value-type="currency" office:currency="EUR" office:value="84" calcext:value-type="currency">
            <text:p>84,00 €</text:p>
          </table:table-cell>
          <table:table-cell table:style-name="ce62" table:formula="of:=[.I15]*2" office:value-type="currency" office:currency="EUR" office:value="0" calcext:value-type="currency">
            <text:p>0,00 €</text:p>
          </table:table-cell>
          <table:table-cell table:style-name="ce62" table:formula="of:=[.J15]+[.K15]" office:value-type="currency" office:currency="EUR" office:value="84" calcext:value-type="currency">
            <text:p>84,00 €</text:p>
          </table:table-cell>
          <table:table-cell table:style-name="ce62" table:formula="of:=[.L15]/107*7" office:value-type="currency" office:currency="EUR" office:value="5.49532710280374" calcext:value-type="currency">
            <text:p>5,50 €</text:p>
          </table:table-cell>
          <table:table-cell table:style-name="ce62" table:formula="of:=[.L15]/107*100" office:value-type="currency" office:currency="EUR" office:value="78.5046728971963" calcext:value-type="currency">
            <text:p>78,50 €</text:p>
          </table:table-cell>
          <table:table-cell table:style-name="ce62" table:formula="of:=[.J15]" office:value-type="currency" office:currency="EUR" office:value="84" calcext:value-type="currency">
            <text:p>84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5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2.7" calcext:value-type="currency">
            <text:p>12,70 €</text:p>
          </table:table-cell>
          <table:table-cell table:style-name="ce62" table:formula="of:=[.O15]+[.Q15]+[.R15]" office:value-type="currency" office:currency="EUR" office:value="96.7" calcext:value-type="currency">
            <text:p>96,70 €</text:p>
          </table:table-cell>
          <table:table-cell table:formula="of:=[.H15]+[.I15]" office:value-type="float" office:value="28" calcext:value-type="float">
            <text:p>28</text:p>
          </table:table-cell>
          <table:table-cell table:style-name="ce97" table:formula="of:=SUM([.T3:.T15])/(ROW()-2)" office:value-type="float" office:value="16.0769230769231" calcext:value-type="float">
            <text:p>16,0769230769231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5-24" calcext:value-type="date">
            <text:p>24.05.23</text:p>
          </table:table-cell>
          <table:table-cell table:style-name="ce65" office:value-type="string" calcext:value-type="string">
            <text:p>Return to Seoul</text:p>
          </table:table-cell>
          <table:table-cell table:style-name="ce62" office:value-type="currency" office:currency="EUR" office:value="-58.85" calcext:value-type="currency">
            <text:p>-58,85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6]+[.E16]+[.F16]" office:value-type="currency" office:currency="EUR" office:value="-58.85" calcext:value-type="currency">
            <text:p>-58,85 €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62" table:formula="of:=[.H16]*3" office:value-type="currency" office:currency="EUR" office:value="21" calcext:value-type="currency">
            <text:p>21,00 €</text:p>
          </table:table-cell>
          <table:table-cell table:style-name="ce62" table:formula="of:=[.I16]*2" office:value-type="currency" office:currency="EUR" office:value="4" calcext:value-type="currency">
            <text:p>4,00 €</text:p>
          </table:table-cell>
          <table:table-cell table:style-name="ce62" table:formula="of:=[.J16]+[.K16]" office:value-type="currency" office:currency="EUR" office:value="25" calcext:value-type="currency">
            <text:p>25,00 €</text:p>
          </table:table-cell>
          <table:table-cell table:style-name="ce62" table:formula="of:=[.L16]/107*7" office:value-type="currency" office:currency="EUR" office:value="1.63551401869159" calcext:value-type="currency">
            <text:p>1,64 €</text:p>
          </table:table-cell>
          <table:table-cell table:style-name="ce62" table:formula="of:=[.L16]/107*100" office:value-type="currency" office:currency="EUR" office:value="23.3644859813084" calcext:value-type="currency">
            <text:p>23,36 €</text:p>
          </table:table-cell>
          <table:table-cell table:style-name="ce62" table:formula="of:=[.J16]" office:value-type="currency" office:currency="EUR" office:value="21" calcext:value-type="currency">
            <text:p>21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6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.7" calcext:value-type="currency">
            <text:p>3,70 €</text:p>
          </table:table-cell>
          <table:table-cell table:style-name="ce62" table:formula="of:=[.O16]+[.Q16]+[.R16]" office:value-type="currency" office:currency="EUR" office:value="24.7" calcext:value-type="currency">
            <text:p>24,70 €</text:p>
          </table:table-cell>
          <table:table-cell table:formula="of:=[.H16]+[.I16]" office:value-type="float" office:value="9" calcext:value-type="float">
            <text:p>9</text:p>
          </table:table-cell>
          <table:table-cell table:style-name="ce97" table:formula="of:=SUM([.T3:.T16])/(ROW()-2)" office:value-type="float" office:value="15.5714285714286" calcext:value-type="float">
            <text:p>15,5714285714286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6-06" calcext:value-type="date">
            <text:p>06.06.23</text:p>
          </table:table-cell>
          <table:table-cell table:style-name="ce65" office:value-type="string" calcext:value-type="string">
            <text:p>Im Westen Nichts Neues</text:p>
          </table:table-cell>
          <table:table-cell table:style-name="ce62" office:value-type="currency" office:currency="EUR" office:value="-96.3" calcext:value-type="currency">
            <text:p>-96,30 €</text:p>
          </table:table-cell>
          <table:table-cell table:style-name="ce62" office:value-type="currency" office:currency="EUR" office:value="-32.99" calcext:value-type="currency">
            <text:p>-32,99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D17]+[.E17]+[.F17]" office:value-type="currency" office:currency="EUR" office:value="-129.29" calcext:value-type="currency">
            <text:p>-129,29 €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4" calcext:value-type="float">
            <text:p>4</text:p>
          </table:table-cell>
          <table:table-cell table:style-name="ce62" table:formula="of:=[.H17]*3" office:value-type="currency" office:currency="EUR" office:value="84" calcext:value-type="currency">
            <text:p>84,00 €</text:p>
          </table:table-cell>
          <table:table-cell table:style-name="ce62" table:formula="of:=[.I17]*2" office:value-type="currency" office:currency="EUR" office:value="8" calcext:value-type="currency">
            <text:p>8,00 €</text:p>
          </table:table-cell>
          <table:table-cell table:style-name="ce62" table:formula="of:=[.J17]+[.K17]" office:value-type="currency" office:currency="EUR" office:value="92" calcext:value-type="currency">
            <text:p>92,00 €</text:p>
          </table:table-cell>
          <table:table-cell table:style-name="ce62" table:formula="of:=[.L17]/107*7" office:value-type="currency" office:currency="EUR" office:value="6.01869158878505" calcext:value-type="currency">
            <text:p>6,02 €</text:p>
          </table:table-cell>
          <table:table-cell table:style-name="ce62" table:formula="of:=[.L17]/107*100" office:value-type="currency" office:currency="EUR" office:value="85.981308411215" calcext:value-type="currency">
            <text:p>85,98 €</text:p>
          </table:table-cell>
          <table:table-cell table:style-name="ce62" table:formula="of:=[.J17]" office:value-type="currency" office:currency="EUR" office:value="84" calcext:value-type="currency">
            <text:p>84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7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0.5" calcext:value-type="currency">
            <text:p>10,50 €</text:p>
          </table:table-cell>
          <table:table-cell table:style-name="ce62" table:formula="of:=[.O17]+[.Q17]+[.R17]" office:value-type="currency" office:currency="EUR" office:value="94.5" calcext:value-type="currency">
            <text:p>94,50 €</text:p>
          </table:table-cell>
          <table:table-cell table:formula="of:=[.H17]+[.I17]" office:value-type="float" office:value="32" calcext:value-type="float">
            <text:p>32</text:p>
          </table:table-cell>
          <table:table-cell table:style-name="ce97" table:formula="of:=SUM([.T3:.T17])/(ROW()-2)" office:value-type="float" office:value="16.6666666666667" calcext:value-type="float">
            <text:p>16,6666666666667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6-07" calcext:value-type="date">
            <text:p>07.06.23</text:p>
          </table:table-cell>
          <table:table-cell table:style-name="ce65" office:value-type="string" calcext:value-type="string">
            <text:p>Animals</text:p>
          </table:table-cell>
          <table:table-cell table:style-name="ce62" office:value-type="currency" office:currency="EUR" office:value="-134.82" calcext:value-type="currency">
            <text:p>-134,82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18]+[.E18]+[.F18]" office:value-type="currency" office:currency="EUR" office:value="-134.82" calcext:value-type="currency">
            <text:p>-134,82 €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18]*3" office:value-type="currency" office:currency="EUR" office:value="3" calcext:value-type="currency">
            <text:p>3,00 €</text:p>
          </table:table-cell>
          <table:table-cell table:style-name="ce62" table:formula="of:=[.I18]*2" office:value-type="currency" office:currency="EUR" office:value="0" calcext:value-type="currency">
            <text:p>0,00 €</text:p>
          </table:table-cell>
          <table:table-cell table:style-name="ce62" table:formula="of:=[.J18]+[.K18]" office:value-type="currency" office:currency="EUR" office:value="3" calcext:value-type="currency">
            <text:p>3,00 €</text:p>
          </table:table-cell>
          <table:table-cell table:style-name="ce62" table:formula="of:=[.L18]/107*7" office:value-type="currency" office:currency="EUR" office:value="0.196261682242991" calcext:value-type="currency">
            <text:p>0,20 €</text:p>
          </table:table-cell>
          <table:table-cell table:style-name="ce62" table:formula="of:=[.L18]/107*100" office:value-type="currency" office:currency="EUR" office:value="2.80373831775701" calcext:value-type="currency">
            <text:p>2,80 €</text:p>
          </table:table-cell>
          <table:table-cell table:style-name="ce62" table:formula="of:=[.J18]" office:value-type="currency" office:currency="EUR" office:value="3" calcext:value-type="currency">
            <text:p>3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18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O18]+[.Q18]+[.R18]" office:value-type="currency" office:currency="EUR" office:value="3" calcext:value-type="currency">
            <text:p>3,00 €</text:p>
          </table:table-cell>
          <table:table-cell table:formula="of:=[.H18]+[.I18]" office:value-type="float" office:value="1" calcext:value-type="float">
            <text:p>1</text:p>
          </table:table-cell>
          <table:table-cell table:style-name="ce97" table:formula="of:=SUM([.T3:.T18])/(ROW()-2)" office:value-type="float" office:value="15.6875" calcext:value-type="float">
            <text:p>15,687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6-13" calcext:value-type="date">
            <text:p>13.06.23</text:p>
          </table:table-cell>
          <table:table-cell table:style-name="ce66" office:value-type="string" calcext:value-type="string">
            <text:p>Der gestiefelte Kater 2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-16.43" calcext:value-type="currency">
            <text:p>-16,43 €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table:formula="of:=[.D19]+[.E19]+[.F19]" office:value-type="currency" office:currency="EUR" office:value="-16.43" calcext:value-type="currency">
            <text:p>-16,43 €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0" table:formula="of:=[.H19]*3" office:value-type="currency" office:currency="EUR" office:value="0" calcext:value-type="currency">
            <text:p>0,00 €</text:p>
          </table:table-cell>
          <table:table-cell table:style-name="ce70" table:formula="of:=[.I19]*2" office:value-type="currency" office:currency="EUR" office:value="0" calcext:value-type="currency">
            <text:p>0,00 €</text:p>
          </table:table-cell>
          <table:table-cell table:style-name="ce70" table:formula="of:=[.J19]+[.K19]" office:value-type="currency" office:currency="EUR" office:value="0" calcext:value-type="currency">
            <text:p>0,00 €</text:p>
          </table:table-cell>
          <table:table-cell table:style-name="ce70" table:formula="of:=[.L19]/107*7" office:value-type="currency" office:currency="EUR" office:value="0" calcext:value-type="currency">
            <text:p>0,00 €</text:p>
          </table:table-cell>
          <table:table-cell table:style-name="ce70" table:formula="of:=[.L19]/107*100" office:value-type="currency" office:currency="EUR" office:value="0" calcext:value-type="currency">
            <text:p>0,00 €</text:p>
          </table:table-cell>
          <table:table-cell table:style-name="ce70" table:formula="of:=[.J19]" office:value-type="currency" office:currency="EUR" office:value="0" calcext:value-type="currency">
            <text:p>0,00 €</text:p>
          </table:table-cell>
          <table:table-cell table:style-name="ce86" office:value-type="float" office:value="0" calcext:value-type="float">
            <text:p>0</text:p>
          </table:table-cell>
          <table:table-cell table:style-name="ce70" table:formula="of:=[.P19]*1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22.1" calcext:value-type="currency">
            <text:p>22,10 €</text:p>
          </table:table-cell>
          <table:table-cell table:style-name="ce70" table:formula="of:=[.O19]+[.Q19]+[.R19]" office:value-type="currency" office:currency="EUR" office:value="22.1" calcext:value-type="currency">
            <text:p>22,10 €</text:p>
          </table:table-cell>
          <table:table-cell table:style-name="ce91" office:value-type="float" office:value="36" calcext:value-type="float">
            <text:p>36</text:p>
          </table:table-cell>
          <table:table-cell table:style-name="ce97" table:formula="of:=SUM([.T3:.T19])/(ROW()-2)" office:value-type="float" office:value="16.8823529411765" calcext:value-type="float">
            <text:p>16,882352941176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6-14" calcext:value-type="date">
            <text:p>14.06.23</text:p>
          </table:table-cell>
          <table:table-cell table:style-name="ce65" office:value-type="string" calcext:value-type="string">
            <text:p>Nelly &amp; Nadine</text:p>
          </table:table-cell>
          <table:table-cell table:style-name="ce62" office:value-type="currency" office:currency="EUR" office:value="-160.5" calcext:value-type="currency">
            <text:p>-160,50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20]+[.E20]+[.F20]" office:value-type="currency" office:currency="EUR" office:value="-160.5" calcext:value-type="currency">
            <text:p>-160,50 €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20]*3" office:value-type="currency" office:currency="EUR" office:value="9" calcext:value-type="currency">
            <text:p>9,00 €</text:p>
          </table:table-cell>
          <table:table-cell table:style-name="ce62" table:formula="of:=[.I20]*2" office:value-type="currency" office:currency="EUR" office:value="0" calcext:value-type="currency">
            <text:p>0,00 €</text:p>
          </table:table-cell>
          <table:table-cell table:style-name="ce62" table:formula="of:=[.J20]+[.K20]" office:value-type="currency" office:currency="EUR" office:value="9" calcext:value-type="currency">
            <text:p>9,00 €</text:p>
          </table:table-cell>
          <table:table-cell table:style-name="ce62" table:formula="of:=[.L20]/107*7" office:value-type="currency" office:currency="EUR" office:value="0.588785046728972" calcext:value-type="currency">
            <text:p>0,59 €</text:p>
          </table:table-cell>
          <table:table-cell table:style-name="ce62" table:formula="of:=[.L20]/107*100" office:value-type="currency" office:currency="EUR" office:value="8.41121495327103" calcext:value-type="currency">
            <text:p>8,41 €</text:p>
          </table:table-cell>
          <table:table-cell table:style-name="ce62" table:formula="of:=[.J20]" office:value-type="currency" office:currency="EUR" office:value="9" calcext:value-type="currency">
            <text:p>9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0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O20]+[.Q20]+[.R20]" office:value-type="currency" office:currency="EUR" office:value="9" calcext:value-type="currency">
            <text:p>9,00 €</text:p>
          </table:table-cell>
          <table:table-cell table:formula="of:=[.H20]+[.I20]" office:value-type="float" office:value="3" calcext:value-type="float">
            <text:p>3</text:p>
          </table:table-cell>
          <table:table-cell table:style-name="ce97" table:formula="of:=SUM([.T3:.T20])/(ROW()-2)" office:value-type="float" office:value="16.1111111111111" calcext:value-type="float">
            <text:p>16,1111111111111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6-20" calcext:value-type="date">
            <text:p>20.06.23</text:p>
          </table:table-cell>
          <table:table-cell table:style-name="ce66" office:value-type="string" calcext:value-type="string">
            <text:p>Free Guy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-16.8" calcext:value-type="currency">
            <text:p>-16,80 €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table:formula="of:=[.D21]+[.E21]+[.F21]" office:value-type="currency" office:currency="EUR" office:value="-16.8" calcext:value-type="currency">
            <text:p>-16,80 €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0" table:formula="of:=[.H21]*3" office:value-type="currency" office:currency="EUR" office:value="0" calcext:value-type="currency">
            <text:p>0,00 €</text:p>
          </table:table-cell>
          <table:table-cell table:style-name="ce70" table:formula="of:=[.I21]*2" office:value-type="currency" office:currency="EUR" office:value="0" calcext:value-type="currency">
            <text:p>0,00 €</text:p>
          </table:table-cell>
          <table:table-cell table:style-name="ce70" table:formula="of:=[.J21]+[.K21]" office:value-type="currency" office:currency="EUR" office:value="0" calcext:value-type="currency">
            <text:p>0,00 €</text:p>
          </table:table-cell>
          <table:table-cell table:style-name="ce70" table:formula="of:=[.L21]/107*7" office:value-type="currency" office:currency="EUR" office:value="0" calcext:value-type="currency">
            <text:p>0,00 €</text:p>
          </table:table-cell>
          <table:table-cell table:style-name="ce70" table:formula="of:=[.L21]/107*100" office:value-type="currency" office:currency="EUR" office:value="0" calcext:value-type="currency">
            <text:p>0,00 €</text:p>
          </table:table-cell>
          <table:table-cell table:style-name="ce70" table:formula="of:=[.J21]" office:value-type="currency" office:currency="EUR" office:value="0" calcext:value-type="currency">
            <text:p>0,00 €</text:p>
          </table:table-cell>
          <table:table-cell table:style-name="ce86" office:value-type="float" office:value="0" calcext:value-type="float">
            <text:p>0</text:p>
          </table:table-cell>
          <table:table-cell table:style-name="ce70" table:formula="of:=[.P21]*1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17.6" calcext:value-type="currency">
            <text:p>17,60 €</text:p>
          </table:table-cell>
          <table:table-cell table:style-name="ce70" table:formula="of:=[.O21]+[.Q21]+[.R21]" office:value-type="currency" office:currency="EUR" office:value="17.6" calcext:value-type="currency">
            <text:p>17,60 €</text:p>
          </table:table-cell>
          <table:table-cell table:style-name="ce91" office:value-type="float" office:value="11" calcext:value-type="float">
            <text:p>11</text:p>
          </table:table-cell>
          <table:table-cell table:style-name="ce97" table:formula="of:=SUM([.T3:.T21])/(ROW()-2)" office:value-type="float" office:value="15.8421052631579" calcext:value-type="float">
            <text:p>15,8421052631579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6-21" calcext:value-type="date">
            <text:p>21.06.23</text:p>
          </table:table-cell>
          <table:table-cell table:style-name="ce65" office:value-type="string" calcext:value-type="string">
            <text:p>Der Sommer mit Anais</text:p>
          </table:table-cell>
          <table:table-cell table:style-name="ce62" office:value-type="currency" office:currency="EUR" office:value="-149.8" calcext:value-type="currency">
            <text:p>-149,80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22]+[.E22]+[.F22]" office:value-type="currency" office:currency="EUR" office:value="-149.8" calcext:value-type="currency">
            <text:p>-149,80 €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62" table:formula="of:=[.H22]*3" office:value-type="currency" office:currency="EUR" office:value="0" calcext:value-type="currency">
            <text:p>0,00 €</text:p>
          </table:table-cell>
          <table:table-cell table:style-name="ce62" table:formula="of:=[.I22]*2" office:value-type="currency" office:currency="EUR" office:value="0" calcext:value-type="currency">
            <text:p>0,00 €</text:p>
          </table:table-cell>
          <table:table-cell table:style-name="ce62" table:formula="of:=[.J22]+[.K22]" office:value-type="currency" office:currency="EUR" office:value="0" calcext:value-type="currency">
            <text:p>0,00 €</text:p>
          </table:table-cell>
          <table:table-cell table:style-name="ce62" table:formula="of:=[.L22]/107*7" office:value-type="currency" office:currency="EUR" office:value="0" calcext:value-type="currency">
            <text:p>0,00 €</text:p>
          </table:table-cell>
          <table:table-cell table:style-name="ce62" table:formula="of:=[.L22]/107*100" office:value-type="currency" office:currency="EUR" office:value="0" calcext:value-type="currency">
            <text:p>0,00 €</text:p>
          </table:table-cell>
          <table:table-cell table:style-name="ce62" table:formula="of:=[.J22]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2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.1" calcext:value-type="currency">
            <text:p>1,10 €</text:p>
          </table:table-cell>
          <table:table-cell table:style-name="ce62" table:formula="of:=[.O22]+[.Q22]+[.R22]" office:value-type="currency" office:currency="EUR" office:value="1.1" calcext:value-type="currency">
            <text:p>1,10 €</text:p>
          </table:table-cell>
          <table:table-cell table:formula="of:=[.H22]+[.I22]" office:value-type="float" office:value="0" calcext:value-type="float">
            <text:p>0</text:p>
          </table:table-cell>
          <table:table-cell table:style-name="ce97" table:formula="of:=SUM([.T3:.T22])/(ROW()-2)" office:value-type="float" office:value="15.05" calcext:value-type="float">
            <text:p>15,0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6-27" calcext:value-type="date">
            <text:p>27.06.23</text:p>
          </table:table-cell>
          <table:table-cell table:style-name="ce65" office:value-type="string" calcext:value-type="string">
            <text:p>Aftersun</text:p>
          </table:table-cell>
          <table:table-cell table:style-name="ce62" office:value-type="currency" office:currency="EUR" office:value="-90.95" calcext:value-type="currency">
            <text:p>-90,95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23]+[.E23]+[.F23]" office:value-type="currency" office:currency="EUR" office:value="-90.95" calcext:value-type="currency">
            <text:p>-90,95 €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3" calcext:value-type="float">
            <text:p>3</text:p>
          </table:table-cell>
          <table:table-cell table:style-name="ce62" table:formula="of:=[.H23]*3" office:value-type="currency" office:currency="EUR" office:value="81" calcext:value-type="currency">
            <text:p>81,00 €</text:p>
          </table:table-cell>
          <table:table-cell table:style-name="ce62" table:formula="of:=[.I23]*2" office:value-type="currency" office:currency="EUR" office:value="6" calcext:value-type="currency">
            <text:p>6,00 €</text:p>
          </table:table-cell>
          <table:table-cell table:style-name="ce62" table:formula="of:=[.J23]+[.K23]" office:value-type="currency" office:currency="EUR" office:value="87" calcext:value-type="currency">
            <text:p>87,00 €</text:p>
          </table:table-cell>
          <table:table-cell table:style-name="ce62" table:formula="of:=[.L23]/107*7" office:value-type="currency" office:currency="EUR" office:value="5.69158878504673" calcext:value-type="currency">
            <text:p>5,69 €</text:p>
          </table:table-cell>
          <table:table-cell table:style-name="ce62" table:formula="of:=[.L23]/107*100" office:value-type="currency" office:currency="EUR" office:value="81.3084112149533" calcext:value-type="currency">
            <text:p>81,31 €</text:p>
          </table:table-cell>
          <table:table-cell table:style-name="ce62" table:formula="of:=[.J23]" office:value-type="currency" office:currency="EUR" office:value="81" calcext:value-type="currency">
            <text:p>81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3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6.7" calcext:value-type="currency">
            <text:p>6,70 €</text:p>
          </table:table-cell>
          <table:table-cell table:style-name="ce62" table:formula="of:=[.O23]+[.Q23]+[.R23]" office:value-type="currency" office:currency="EUR" office:value="87.7" calcext:value-type="currency">
            <text:p>87,70 €</text:p>
          </table:table-cell>
          <table:table-cell table:formula="of:=[.H23]+[.I23]" office:value-type="float" office:value="30" calcext:value-type="float">
            <text:p>30</text:p>
          </table:table-cell>
          <table:table-cell table:style-name="ce97" table:formula="of:=SUM([.T3:.T23])/(ROW()-2)" office:value-type="float" office:value="15.7619047619048" calcext:value-type="float">
            <text:p>15,7619047619048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6-28" calcext:value-type="date">
            <text:p>28.06.23</text:p>
          </table:table-cell>
          <table:table-cell table:style-name="ce65" office:value-type="string" calcext:value-type="string">
            <text:p>Call Jane</text:p>
          </table:table-cell>
          <table:table-cell table:style-name="ce62" office:value-type="currency" office:currency="EUR" office:value="-93.09" calcext:value-type="currency">
            <text:p>-93,09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24]+[.E24]+[.F24]" office:value-type="currency" office:currency="EUR" office:value="-93.09" calcext:value-type="currency">
            <text:p>-93,09 €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62" table:formula="of:=[.H24]*3" office:value-type="currency" office:currency="EUR" office:value="15" calcext:value-type="currency">
            <text:p>15,00 €</text:p>
          </table:table-cell>
          <table:table-cell table:style-name="ce62" table:formula="of:=[.I24]*2" office:value-type="currency" office:currency="EUR" office:value="2" calcext:value-type="currency">
            <text:p>2,00 €</text:p>
          </table:table-cell>
          <table:table-cell table:style-name="ce62" table:formula="of:=[.J24]+[.K24]" office:value-type="currency" office:currency="EUR" office:value="17" calcext:value-type="currency">
            <text:p>17,00 €</text:p>
          </table:table-cell>
          <table:table-cell table:style-name="ce62" table:formula="of:=[.L24]/107*7" office:value-type="currency" office:currency="EUR" office:value="1.11214953271028" calcext:value-type="currency">
            <text:p>1,11 €</text:p>
          </table:table-cell>
          <table:table-cell table:style-name="ce62" table:formula="of:=[.L24]/107*100" office:value-type="currency" office:currency="EUR" office:value="15.8878504672897" calcext:value-type="currency">
            <text:p>15,89 €</text:p>
          </table:table-cell>
          <table:table-cell table:style-name="ce62" table:formula="of:=[.J24]" office:value-type="currency" office:currency="EUR" office:value="15" calcext:value-type="currency">
            <text:p>15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4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O24]+[.Q24]+[.R24]" office:value-type="currency" office:currency="EUR" office:value="15" calcext:value-type="currency">
            <text:p>15,00 €</text:p>
          </table:table-cell>
          <table:table-cell table:formula="of:=[.H24]+[.I24]" office:value-type="float" office:value="6" calcext:value-type="float">
            <text:p>6</text:p>
          </table:table-cell>
          <table:table-cell table:style-name="ce97" table:formula="of:=SUM([.T3:.T24])/(ROW()-2)" office:value-type="float" office:value="15.3181818181818" calcext:value-type="float">
            <text:p>15,3181818181818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onnerstag</text:p>
          </table:table-cell>
          <table:table-cell table:style-name="ce59" office:value-type="date" office:date-value="2023-06-29" calcext:value-type="date">
            <text:p>29.06.23</text:p>
          </table:table-cell>
          <table:table-cell table:style-name="ce67" office:value-type="string" calcext:value-type="string">
            <text:p>Sara Mardini – Gegen den Strom</text:p>
          </table:table-cell>
          <table:table-cell table:style-name="ce71" office:value-type="currency" office:currency="EUR" office:value="-117.7" calcext:value-type="currency">
            <text:p>-117,70 €</text:p>
          </table:table-cell>
          <table:table-cell table:style-name="ce71" office:value-type="currency" office:currency="EUR" office:value="0" calcext:value-type="currency">
            <text:p>0,00 €</text:p>
          </table:table-cell>
          <table:table-cell table:style-name="ce71" office:value-type="currency" office:currency="EUR" office:value="102.7" calcext:value-type="currency">
            <text:p>102,70 €</text:p>
          </table:table-cell>
          <table:table-cell table:style-name="ce71" table:formula="of:=[.D25]+[.E25]+[.F25]" office:value-type="currency" office:currency="EUR" office:value="-15" calcext:value-type="currency">
            <text:p>-15,00 €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0" calcext:value-type="float">
            <text:p>0</text:p>
          </table:table-cell>
          <table:table-cell table:style-name="ce71" table:formula="of:=[.H25]*3" office:value-type="currency" office:currency="EUR" office:value="30" calcext:value-type="currency">
            <text:p>30,00 €</text:p>
          </table:table-cell>
          <table:table-cell table:style-name="ce71" table:formula="of:=[.I25]*2" office:value-type="currency" office:currency="EUR" office:value="0" calcext:value-type="currency">
            <text:p>0,00 €</text:p>
          </table:table-cell>
          <table:table-cell table:style-name="ce71" table:formula="of:=[.J25]+[.K25]" office:value-type="currency" office:currency="EUR" office:value="30" calcext:value-type="currency">
            <text:p>30,00 €</text:p>
          </table:table-cell>
          <table:table-cell table:style-name="ce71" table:formula="of:=[.L25]/107*7" office:value-type="currency" office:currency="EUR" office:value="1.96261682242991" calcext:value-type="currency">
            <text:p>1,96 €</text:p>
          </table:table-cell>
          <table:table-cell table:style-name="ce71" table:formula="of:=[.L25]/107*100" office:value-type="currency" office:currency="EUR" office:value="28.0373831775701" calcext:value-type="currency">
            <text:p>28,04 €</text:p>
          </table:table-cell>
          <table:table-cell table:style-name="ce71" table:formula="of:=[.J25]" office:value-type="currency" office:currency="EUR" office:value="30" calcext:value-type="currency">
            <text:p>30,00 €</text:p>
          </table:table-cell>
          <table:table-cell table:style-name="ce87" office:value-type="float" office:value="0" calcext:value-type="float">
            <text:p>0</text:p>
          </table:table-cell>
          <table:table-cell table:style-name="ce71" table:formula="of:=[.P25]*10" office:value-type="currency" office:currency="EUR" office:value="0" calcext:value-type="currency">
            <text:p>0,00 €</text:p>
          </table:table-cell>
          <table:table-cell table:style-name="ce71" office:value-type="currency" office:currency="EUR" office:value="13.2" calcext:value-type="currency">
            <text:p>13,20 €</text:p>
          </table:table-cell>
          <table:table-cell table:style-name="ce71" table:formula="of:=[.O25]+[.Q25]+[.R25]" office:value-type="currency" office:currency="EUR" office:value="43.2" calcext:value-type="currency">
            <text:p>43,20 €</text:p>
          </table:table-cell>
          <table:table-cell table:style-name="ce92" table:formula="of:=[.H25]+[.I25]" office:value-type="float" office:value="10" calcext:value-type="float">
            <text:p>10</text:p>
          </table:table-cell>
          <table:table-cell table:style-name="ce97" table:formula="of:=SUM([.T3:.T25])/(ROW()-2)" office:value-type="float" office:value="15.0869565217391" calcext:value-type="float">
            <text:p>15,0869565217391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7-04" calcext:value-type="date">
            <text:p>04.07.23</text:p>
          </table:table-cell>
          <table:table-cell table:style-name="ce65" office:value-type="string" calcext:value-type="string">
            <text:p>Decision to Leave</text:p>
          </table:table-cell>
          <table:table-cell table:style-name="ce62" office:value-type="currency" office:currency="EUR" office:value="-161.3" calcext:value-type="currency">
            <text:p>-161,30 €</text:p>
          </table:table-cell>
          <table:table-cell table:style-name="ce62" office:value-type="currency" office:currency="EUR" office:value="-16.99" calcext:value-type="currency">
            <text:p>-16,99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D26]+[.E26]+[.F26]" office:value-type="currency" office:currency="EUR" office:value="-178.29" calcext:value-type="currency">
            <text:p>-178,29 €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62" table:formula="of:=[.H26]*3" office:value-type="currency" office:currency="EUR" office:value="12" calcext:value-type="currency">
            <text:p>12,00 €</text:p>
          </table:table-cell>
          <table:table-cell table:style-name="ce62" table:formula="of:=[.I26]*2" office:value-type="currency" office:currency="EUR" office:value="4" calcext:value-type="currency">
            <text:p>4,00 €</text:p>
          </table:table-cell>
          <table:table-cell table:style-name="ce62" table:formula="of:=[.J26]+[.K26]" office:value-type="currency" office:currency="EUR" office:value="16" calcext:value-type="currency">
            <text:p>16,00 €</text:p>
          </table:table-cell>
          <table:table-cell table:style-name="ce62" table:formula="of:=[.L26]/107*7" office:value-type="currency" office:currency="EUR" office:value="1.04672897196262" calcext:value-type="currency">
            <text:p>1,05 €</text:p>
          </table:table-cell>
          <table:table-cell table:style-name="ce62" table:formula="of:=[.L26]/107*100" office:value-type="currency" office:currency="EUR" office:value="14.9532710280374" calcext:value-type="currency">
            <text:p>14,95 €</text:p>
          </table:table-cell>
          <table:table-cell table:style-name="ce62" table:formula="of:=[.J26]" office:value-type="currency" office:currency="EUR" office:value="12" calcext:value-type="currency">
            <text:p>12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6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5.2" calcext:value-type="currency">
            <text:p>5,20 €</text:p>
          </table:table-cell>
          <table:table-cell table:style-name="ce62" table:formula="of:=[.O26]+[.Q26]+[.R26]" office:value-type="currency" office:currency="EUR" office:value="17.2" calcext:value-type="currency">
            <text:p>17,20 €</text:p>
          </table:table-cell>
          <table:table-cell table:formula="of:=[.H26]+[.I26]" office:value-type="float" office:value="6" calcext:value-type="float">
            <text:p>6</text:p>
          </table:table-cell>
          <table:table-cell table:style-name="ce97" table:formula="of:=SUM([.T3:.T26])/(ROW()-2)" office:value-type="float" office:value="14.7083333333333" calcext:value-type="float">
            <text:p>14,7083333333333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7-05" calcext:value-type="date">
            <text:p>05.07.23</text:p>
          </table:table-cell>
          <table:table-cell table:style-name="ce65" office:value-type="string" calcext:value-type="string">
            <text:p>Oskars Kleid</text:p>
          </table:table-cell>
          <table:table-cell table:style-name="ce62" office:value-type="currency" office:currency="EUR" office:value="-112.54" calcext:value-type="currency">
            <text:p>-112,54 €</text:p>
          </table:table-cell>
          <table:table-cell table:style-name="ce62" office:value-type="currency" office:currency="EUR" office:value="-15.98" calcext:value-type="currency">
            <text:p>-15,98 €</text:p>
          </table:table-cell>
          <table:table-cell table:style-name="ce62" office:value-type="currency" office:currency="EUR" office:value="44.15" calcext:value-type="currency">
            <text:p>44,15 €</text:p>
          </table:table-cell>
          <table:table-cell table:style-name="ce62" table:formula="of:=[.D27]+[.E27]+[.F27]" office:value-type="currency" office:currency="EUR" office:value="-84.37" calcext:value-type="currency">
            <text:p>-84,37 €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9" calcext:value-type="float">
            <text:p>9</text:p>
          </table:table-cell>
          <table:table-cell table:style-name="ce62" table:formula="of:=[.H27]*3" office:value-type="currency" office:currency="EUR" office:value="99" calcext:value-type="currency">
            <text:p>99,00 €</text:p>
          </table:table-cell>
          <table:table-cell table:style-name="ce62" table:formula="of:=[.I27]*2" office:value-type="currency" office:currency="EUR" office:value="18" calcext:value-type="currency">
            <text:p>18,00 €</text:p>
          </table:table-cell>
          <table:table-cell table:style-name="ce62" table:formula="of:=[.J27]+[.K27]" office:value-type="currency" office:currency="EUR" office:value="117" calcext:value-type="currency">
            <text:p>117,00 €</text:p>
          </table:table-cell>
          <table:table-cell table:style-name="ce62" table:formula="of:=[.L27]/107*7" office:value-type="currency" office:currency="EUR" office:value="7.65420560747664" calcext:value-type="currency">
            <text:p>7,65 €</text:p>
          </table:table-cell>
          <table:table-cell table:style-name="ce62" table:formula="of:=[.L27]/107*100" office:value-type="currency" office:currency="EUR" office:value="109.345794392523" calcext:value-type="currency">
            <text:p>109,35 €</text:p>
          </table:table-cell>
          <table:table-cell table:style-name="ce62" table:formula="of:=[.J27]" office:value-type="currency" office:currency="EUR" office:value="99" calcext:value-type="currency">
            <text:p>99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7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2.7" calcext:value-type="currency">
            <text:p>12,70 €</text:p>
          </table:table-cell>
          <table:table-cell table:style-name="ce62" table:formula="of:=[.O27]+[.Q27]+[.R27]" office:value-type="currency" office:currency="EUR" office:value="111.7" calcext:value-type="currency">
            <text:p>111,70 €</text:p>
          </table:table-cell>
          <table:table-cell table:formula="of:=[.H27]+[.I27]" office:value-type="float" office:value="42" calcext:value-type="float">
            <text:p>42</text:p>
          </table:table-cell>
          <table:table-cell table:style-name="ce97" table:formula="of:=SUM([.T3:.T27])/(ROW()-2)" office:value-type="float" office:value="15.8" calcext:value-type="float">
            <text:p>15,8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7-11" calcext:value-type="date">
            <text:p>11.07.23</text:p>
          </table:table-cell>
          <table:table-cell table:style-name="ce65" office:value-type="string" calcext:value-type="string">
            <text:p>Me Time</text:p>
          </table:table-cell>
          <table:table-cell table:style-name="ce62" office:value-type="currency" office:currency="EUR" office:value="-156.8" calcext:value-type="currency">
            <text:p>-156,8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/>
          <table:table-cell table:style-name="ce62" table:formula="of:=[.D28]+[.E28]+[.F28]" office:value-type="currency" office:currency="EUR" office:value="-156.8" calcext:value-type="currency">
            <text:p>-156,80 €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28]*3" office:value-type="currency" office:currency="EUR" office:value="24" calcext:value-type="currency">
            <text:p>24,00 €</text:p>
          </table:table-cell>
          <table:table-cell table:style-name="ce62" table:formula="of:=[.I28]*2" office:value-type="currency" office:currency="EUR" office:value="0" calcext:value-type="currency">
            <text:p>0,00 €</text:p>
          </table:table-cell>
          <table:table-cell table:style-name="ce62" table:formula="of:=[.J28]+[.K28]" office:value-type="currency" office:currency="EUR" office:value="24" calcext:value-type="currency">
            <text:p>24,00 €</text:p>
          </table:table-cell>
          <table:table-cell table:style-name="ce62" table:formula="of:=[.L28]/107*7" office:value-type="currency" office:currency="EUR" office:value="1.57009345794393" calcext:value-type="currency">
            <text:p>1,57 €</text:p>
          </table:table-cell>
          <table:table-cell table:style-name="ce62" table:formula="of:=[.L28]/107*100" office:value-type="currency" office:currency="EUR" office:value="22.4299065420561" calcext:value-type="currency">
            <text:p>22,43 €</text:p>
          </table:table-cell>
          <table:table-cell table:style-name="ce62" table:formula="of:=[.J28]" office:value-type="currency" office:currency="EUR" office:value="24" calcext:value-type="currency">
            <text:p>24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8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8.2" calcext:value-type="currency">
            <text:p>8,20 €</text:p>
          </table:table-cell>
          <table:table-cell table:style-name="ce62" table:formula="of:=[.O28]+[.Q28]+[.R28]" office:value-type="currency" office:currency="EUR" office:value="32.2" calcext:value-type="currency">
            <text:p>32,20 €</text:p>
          </table:table-cell>
          <table:table-cell table:formula="of:=[.H28]+[.I28]" office:value-type="float" office:value="8" calcext:value-type="float">
            <text:p>8</text:p>
          </table:table-cell>
          <table:table-cell table:style-name="ce97" table:formula="of:=SUM([.T3:.T28])/(ROW()-2)" office:value-type="float" office:value="15.5" calcext:value-type="float">
            <text:p>15,5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7-12" calcext:value-type="date">
            <text:p>12.07.23</text:p>
          </table:table-cell>
          <table:table-cell table:style-name="ce65" office:value-type="string" calcext:value-type="string">
            <text:p>Mad God</text:p>
          </table:table-cell>
          <table:table-cell table:style-name="ce62"/>
          <table:table-cell table:style-name="ce62" office:value-type="currency" office:currency="EUR" office:value="-21.58" calcext:value-type="currency">
            <text:p>-21,58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D29]+[.E29]+[.F29]" office:value-type="currency" office:currency="EUR" office:value="-21.58" calcext:value-type="currency">
            <text:p>-21,58 €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" calcext:value-type="float">
            <text:p>0</text:p>
          </table:table-cell>
          <table:table-cell table:style-name="ce62" table:formula="of:=[.H29]*3" office:value-type="currency" office:currency="EUR" office:value="12" calcext:value-type="currency">
            <text:p>12,00 €</text:p>
          </table:table-cell>
          <table:table-cell table:style-name="ce62" table:formula="of:=[.I29]*2" office:value-type="currency" office:currency="EUR" office:value="0" calcext:value-type="currency">
            <text:p>0,00 €</text:p>
          </table:table-cell>
          <table:table-cell table:style-name="ce62" table:formula="of:=[.J29]+[.K29]" office:value-type="currency" office:currency="EUR" office:value="12" calcext:value-type="currency">
            <text:p>12,00 €</text:p>
          </table:table-cell>
          <table:table-cell table:style-name="ce62" table:formula="of:=[.L29]/107*7" office:value-type="currency" office:currency="EUR" office:value="0.785046728971963" calcext:value-type="currency">
            <text:p>0,79 €</text:p>
          </table:table-cell>
          <table:table-cell table:style-name="ce62" table:formula="of:=[.L29]/107*100" office:value-type="currency" office:currency="EUR" office:value="11.214953271028" calcext:value-type="currency">
            <text:p>11,21 €</text:p>
          </table:table-cell>
          <table:table-cell table:style-name="ce62" table:formula="of:=[.J29]" office:value-type="currency" office:currency="EUR" office:value="12" calcext:value-type="currency">
            <text:p>12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29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7.8" calcext:value-type="currency">
            <text:p>7,80 €</text:p>
          </table:table-cell>
          <table:table-cell table:style-name="ce62" table:formula="of:=[.O29]+[.Q29]+[.R29]" office:value-type="currency" office:currency="EUR" office:value="19.8" calcext:value-type="currency">
            <text:p>19,80 €</text:p>
          </table:table-cell>
          <table:table-cell table:formula="of:=[.H29]+[.I29]" office:value-type="float" office:value="4" calcext:value-type="float">
            <text:p>4</text:p>
          </table:table-cell>
          <table:table-cell table:style-name="ce97" table:formula="of:=SUM([.T3:.T29])/(ROW()-2)" office:value-type="float" office:value="15.0740740740741" calcext:value-type="float">
            <text:p>15,0740740740741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Dienstag</text:p>
          </table:table-cell>
          <table:table-cell table:style-name="ce59" office:value-type="date" office:date-value="2023-07-18" calcext:value-type="date">
            <text:p>18.07.23</text:p>
          </table:table-cell>
          <table:table-cell table:style-name="ce66" office:value-type="string" calcext:value-type="string">
            <text:p>Jurassic Park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-7.55" calcext:value-type="currency">
            <text:p>-7,55 €</text:p>
          </table:table-cell>
          <table:table-cell table:style-name="ce70" office:value-type="currency" office:currency="EUR" office:value="0" calcext:value-type="currency">
            <text:p>0,00 €</text:p>
          </table:table-cell>
          <table:table-cell table:style-name="ce70" table:formula="of:=[.D30]+[.E30]+[.F30]" office:value-type="currency" office:currency="EUR" office:value="-7.55" calcext:value-type="currency">
            <text:p>-7,55 €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0" table:formula="of:=[.H30]*3" office:value-type="currency" office:currency="EUR" office:value="0" calcext:value-type="currency">
            <text:p>0,00 €</text:p>
          </table:table-cell>
          <table:table-cell table:style-name="ce70" table:formula="of:=[.I30]*2" office:value-type="currency" office:currency="EUR" office:value="0" calcext:value-type="currency">
            <text:p>0,00 €</text:p>
          </table:table-cell>
          <table:table-cell table:style-name="ce70" table:formula="of:=[.J30]+[.K30]" office:value-type="currency" office:currency="EUR" office:value="0" calcext:value-type="currency">
            <text:p>0,00 €</text:p>
          </table:table-cell>
          <table:table-cell table:style-name="ce70" table:formula="of:=[.L30]/107*7" office:value-type="currency" office:currency="EUR" office:value="0" calcext:value-type="currency">
            <text:p>0,00 €</text:p>
          </table:table-cell>
          <table:table-cell table:style-name="ce70" table:formula="of:=[.L30]/107*100" office:value-type="currency" office:currency="EUR" office:value="0" calcext:value-type="currency">
            <text:p>0,00 €</text:p>
          </table:table-cell>
          <table:table-cell table:style-name="ce70" table:formula="of:=[.J30]" office:value-type="currency" office:currency="EUR" office:value="0" calcext:value-type="currency">
            <text:p>0,00 €</text:p>
          </table:table-cell>
          <table:table-cell table:style-name="ce86" office:value-type="float" office:value="0" calcext:value-type="float">
            <text:p>0</text:p>
          </table:table-cell>
          <table:table-cell table:style-name="ce70" table:formula="of:=[.P30]*10" office:value-type="currency" office:currency="EUR" office:value="0" calcext:value-type="currency">
            <text:p>0,00 €</text:p>
          </table:table-cell>
          <table:table-cell table:style-name="ce70" office:value-type="currency" office:currency="EUR" office:value="3.3" calcext:value-type="currency">
            <text:p>3,30 €</text:p>
          </table:table-cell>
          <table:table-cell table:style-name="ce70" table:formula="of:=[.O30]+[.Q30]+[.R30]" office:value-type="currency" office:currency="EUR" office:value="3.3" calcext:value-type="currency">
            <text:p>3,30 €</text:p>
          </table:table-cell>
          <table:table-cell table:style-name="ce91" office:value-type="float" office:value="14" calcext:value-type="float">
            <text:p>14</text:p>
          </table:table-cell>
          <table:table-cell table:style-name="ce97" table:formula="of:=SUM([.T3:.T30])/(ROW()-2)" office:value-type="float" office:value="15.0357142857143" calcext:value-type="float">
            <text:p>15,0357142857143</text:p>
          </table:table-cell>
          <table:table-cell table:number-columns-repeated="1002"/>
        </table:table-row>
        <table:table-row table:style-name="ro3">
          <table:table-cell table:style-name="ce52" office:value-type="string" calcext:value-type="string">
            <text:p>Mittwoch</text:p>
          </table:table-cell>
          <table:table-cell table:style-name="ce59" office:value-type="date" office:date-value="2023-07-19" calcext:value-type="date">
            <text:p>19.07.23</text:p>
          </table:table-cell>
          <table:table-cell table:style-name="ce65" office:value-type="string" calcext:value-type="string">
            <text:p>EO</text:p>
          </table:table-cell>
          <table:table-cell table:style-name="ce62" office:value-type="currency" office:currency="EUR" office:value="-58.85" calcext:value-type="currency">
            <text:p>-58,85 €</text:p>
          </table:table-cell>
          <table:table-cell table:number-columns-repeated="2" table:style-name="ce62" office:value-type="currency" office:currency="EUR" office:value="0" calcext:value-type="currency">
            <text:p>0,00 €</text:p>
          </table:table-cell>
          <table:table-cell table:style-name="ce62" table:formula="of:=[.D31]+[.E31]+[.F31]" office:value-type="currency" office:currency="EUR" office:value="-58.85" calcext:value-type="currency">
            <text:p>-58,85 €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62" table:formula="of:=[.H31]*3" office:value-type="currency" office:currency="EUR" office:value="18" calcext:value-type="currency">
            <text:p>18,00 €</text:p>
          </table:table-cell>
          <table:table-cell table:style-name="ce62" table:formula="of:=[.I31]*2" office:value-type="currency" office:currency="EUR" office:value="8" calcext:value-type="currency">
            <text:p>8,00 €</text:p>
          </table:table-cell>
          <table:table-cell table:style-name="ce62" table:formula="of:=[.J31]+[.K31]" office:value-type="currency" office:currency="EUR" office:value="26" calcext:value-type="currency">
            <text:p>26,00 €</text:p>
          </table:table-cell>
          <table:table-cell table:style-name="ce62" table:formula="of:=[.L31]/107*7" office:value-type="currency" office:currency="EUR" office:value="1.70093457943925" calcext:value-type="currency">
            <text:p>1,70 €</text:p>
          </table:table-cell>
          <table:table-cell table:style-name="ce62" table:formula="of:=[.L31]/107*100" office:value-type="currency" office:currency="EUR" office:value="24.2990654205607" calcext:value-type="currency">
            <text:p>24,30 €</text:p>
          </table:table-cell>
          <table:table-cell table:style-name="ce62" table:formula="of:=[.J31]" office:value-type="currency" office:currency="EUR" office:value="18" calcext:value-type="currency">
            <text:p>18,00 €</text:p>
          </table:table-cell>
          <table:table-cell office:value-type="float" office:value="0" calcext:value-type="float">
            <text:p>0</text:p>
          </table:table-cell>
          <table:table-cell table:style-name="ce62" table:formula="of:=[.P31]*1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table:style-name="ce62" table:formula="of:=[.O31]+[.Q31]+[.R31]" office:value-type="currency" office:currency="EUR" office:value="21" calcext:value-type="currency">
            <text:p>21,00 €</text:p>
          </table:table-cell>
          <table:table-cell table:formula="of:=[.H31]+[.I31]" office:value-type="float" office:value="10" calcext:value-type="float">
            <text:p>10</text:p>
          </table:table-cell>
          <table:table-cell table:style-name="ce97" table:formula="of:=SUM([.T3:.T31])/(ROW()-2)" office:value-type="float" office:value="14.8620689655172" calcext:value-type="float">
            <text:p>14,8620689655172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 table:number-columns-spanned="3" table:number-rows-spanned="1">
            <text:p>SUMME</text:p>
          </table:table-cell>
          <table:covered-table-cell table:number-columns-repeated="2" table:style-name="ce60"/>
          <table:table-cell table:style-name="ce72" table:formula="of:=SUM([.D3:.D31])" office:value-type="currency" office:currency="EUR" office:value="-2855.17" calcext:value-type="currency">
            <text:p>-2.855,17 €</text:p>
          </table:table-cell>
          <table:table-cell table:style-name="ce72" table:formula="of:=SUM([.E3:.E31])" office:value-type="currency" office:currency="EUR" office:value="-198.4" calcext:value-type="currency">
            <text:p>-198,40 €</text:p>
          </table:table-cell>
          <table:table-cell table:style-name="ce72" table:formula="of:=SUM([.F3:.F31])" office:value-type="currency" office:currency="EUR" office:value="688.92" calcext:value-type="currency">
            <text:p>688,92 €</text:p>
          </table:table-cell>
          <table:table-cell table:style-name="ce74" table:formula="of:=SUM([.G3:.G31])" office:value-type="currency" office:currency="EUR" office:value="-2364.65" calcext:value-type="currency">
            <text:p>-2.364,65 €</text:p>
          </table:table-cell>
          <table:table-cell table:style-name="ce80" table:formula="of:=SUM([.H3:.H31])" office:value-type="float" office:value="251" calcext:value-type="float">
            <text:p>251</text:p>
          </table:table-cell>
          <table:table-cell table:style-name="ce80" table:formula="of:=SUM([.I3:.I31])" office:value-type="float" office:value="37" calcext:value-type="float">
            <text:p>37</text:p>
          </table:table-cell>
          <table:table-cell table:style-name="ce72" table:formula="of:=SUM([.J3:.J31])" office:value-type="currency" office:currency="EUR" office:value="753" calcext:value-type="currency">
            <text:p>753,00 €</text:p>
          </table:table-cell>
          <table:table-cell table:style-name="ce72" table:formula="of:=SUM([.K3:.K31])" office:value-type="currency" office:currency="EUR" office:value="74" calcext:value-type="currency">
            <text:p>74,00 €</text:p>
          </table:table-cell>
          <table:table-cell table:style-name="ce72" table:formula="of:=SUM([.L3:.L31])" office:value-type="currency" office:currency="EUR" office:value="827" calcext:value-type="currency">
            <text:p>827,00 €</text:p>
          </table:table-cell>
          <table:table-cell table:style-name="ce72" table:formula="of:=SUM([.M3:.M31])" office:value-type="currency" office:currency="EUR" office:value="54.1028037383178" calcext:value-type="currency">
            <text:p>54,10 €</text:p>
          </table:table-cell>
          <table:table-cell table:style-name="ce81" table:formula="of:=SUM([.N3:.N31])" office:value-type="currency" office:currency="EUR" office:value="772.897196261682" calcext:value-type="currency">
            <text:p>772,90 €</text:p>
          </table:table-cell>
          <table:table-cell table:style-name="ce81" table:formula="of:=[.J32]" office:value-type="currency" office:currency="EUR" office:value="753" calcext:value-type="currency">
            <text:p>753,00 €</text:p>
          </table:table-cell>
          <table:table-cell table:style-name="ce88" table:formula="of:=SUM([.P3:.P31])" office:value-type="float" office:value="5" calcext:value-type="float">
            <text:p>5</text:p>
          </table:table-cell>
          <table:table-cell table:style-name="ce81" table:formula="of:=SUM([.Q3:.Q31])" office:value-type="currency" office:currency="EUR" office:value="50" calcext:value-type="currency">
            <text:p>50,00 €</text:p>
          </table:table-cell>
          <table:table-cell table:style-name="ce72" table:formula="of:=SUM([.R3:.R31])" office:value-type="currency" office:currency="EUR" office:value="199.8" calcext:value-type="currency">
            <text:p>199,80 €</text:p>
          </table:table-cell>
          <table:table-cell table:style-name="ce74" table:formula="of:=SUM([.S3:.S31])" office:value-type="currency" office:currency="EUR" office:value="1002.8" calcext:value-type="currency">
            <text:p>1.002,80 €</text:p>
          </table:table-cell>
          <table:table-cell table:style-name="ce93" table:formula="of:=SUM([.T3:.T31])" office:value-type="float" office:value="431" calcext:value-type="float">
            <text:p>431</text:p>
          </table:table-cell>
          <table:table-cell table:style-name="ce105" table:formula="of:=[.U31]" office:value-type="float" office:value="14.8620689655172" calcext:value-type="float">
            <text:p>14,8620689655172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2" table:number-rows-spanned="1">
            <text:p>UMSATZ (FILME):</text:p>
          </table:table-cell>
          <table:covered-table-cell table:style-name="ce11"/>
          <table:table-cell table:style-name="ce63" table:formula="of:=[.G32]+[.S32]" office:value-type="currency" office:currency="EUR" office:value="-1361.85" calcext:value-type="currency">
            <text:p>-1.361,85 €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5" office:value-type="string" calcext:value-type="string" table:number-columns-spanned="2" table:number-rows-spanned="1">
            <text:p>Sonstige Kosten/ Einnahmen</text:p>
          </table:table-cell>
          <table:covered-table-cell table:style-name="ce15"/>
          <table:table-cell table:style-name="Default"/>
          <table:table-cell table:style-name="ce73"/>
          <table:table-cell table:style-name="Default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6" office:value-type="string" calcext:value-type="string">
            <text:p>Programmflyer</text:p>
          </table:table-cell>
          <table:table-cell table:style-name="ce17" office:value-type="float" office:value="-86.25" calcext:value-type="float">
            <text:p>-86,25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oster</text:p>
          </table:table-cell>
          <table:table-cell table:style-name="ce17" office:value-type="float" office:value="-183.11" calcext:value-type="float">
            <text:p>-183,11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üromaterial</text:p>
          </table:table-cell>
          <table:table-cell table:style-name="ce17" office:value-type="float" office:value="-27.71" calcext:value-type="float">
            <text:p>-27,71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sa Band</text:p>
          </table:table-cell>
          <table:table-cell table:style-name="ce17" office:value-type="float" office:value="-12.77" calcext:value-type="float">
            <text:p>-12,77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HDF Kino e.V. Sonderumlage Marketing</text:p>
          </table:table-cell>
          <table:table-cell table:style-name="ce17" office:value-type="float" office:value="-238" calcext:value-type="float">
            <text:p>-238,00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osterverkauf</text:p>
          </table:table-cell>
          <table:table-cell table:style-name="ce17" office:value-type="float" office:value="253" calcext:value-type="float">
            <text:p>253,00 €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Qudditch World Cup 2023 Getränkeverkauf</text:p>
          </table:table-cell>
          <table:table-cell table:style-name="ce17" office:value-type="float" office:value="42.3" calcext:value-type="float">
            <text:p>42,30 €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UMSATZ (SONSTIGES)</text:p>
          </table:table-cell>
          <table:table-cell table:style-name="ce63" table:formula="of:=SUM([.B37:.B43])" office:value-type="currency" office:currency="EUR" office:value="-252.54" calcext:value-type="currency">
            <text:p>-252,54 €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4">
          <table:table-cell table:style-name="ce58" office:value-type="string" calcext:value-type="string">
            <text:p>UMSATZ (GESAMT)</text:p>
          </table:table-cell>
          <table:table-cell table:style-name="ce64" table:formula="of:=[.C33]+[.B44]" office:value-type="currency" office:currency="EUR" office:value="-1614.39" calcext:value-type="currency">
            <text:p>-1.614,39 €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">
      <number:number number:decimal-places="2" number:min-decimal-places="2" number:min-integer-digits="1" number:grouping="true"/>
      <number:text> €</number:text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fill-character> </number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fill-character> </number:fill-character>
      <number:text>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2">
      <number:day number:style="long"/>
      <number:text>.</number:text>
      <number:month number:style="long"/>
      <number:text>.</number:text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day number:style="long"/>
      <number:text>. </number:text>
      <number:month number:style="long"/>
      <number:text>.</number:text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4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1" number:min-decimal-places="1" number:min-integer-digits="1" number:grouping="true"/>
      <number:text> </number:text>
    </number:number-style>
    <number:number-style style:name="N152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  <number:text> €</number:text>
    </number:number-style>
    <number:number-style style:name="N156">
      <number:number number:decimal-places="4" number:min-decimal-places="4" number:min-integer-digits="1" number:grouping="true"/>
      <number:text> €</number:text>
    </number:number-style>
    <number:number-style style:name="N157">
      <number:number number:decimal-places="2" number:min-decimal-places="2" number:min-integer-digits="1" number:grouping="true"/>
      <number:text>   </number:text>
    </number:number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59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59P0"/>
    </number:currency-style>
    <number:currency-style style:name="N16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6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60P0"/>
    </number:currency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fill-character> </number:fill-character>
      <number:text>-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fill-character> </number:fill-character>
      <number:text>- €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de" number:country="DE">
      <number:minutes number:style="long"/>
      <number:text>:</number:text>
      <number:seconds number:style="long"/>
    </number:time-style>
    <number:time-style style:name="N10148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de" number:country="DE">
      <number:minutes number:style="long"/>
      <number:text>:</number:text>
      <number:seconds number:style="long" number:decimal-places="1"/>
    </number:time-style>
    <number:number-style style:name="N10150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51" number:language="de" number:country="DE">
      <number:day number:style="long"/>
      <number:text>.</number:text>
      <number:month number:style="long"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.00.0000</text:date>, <text:time style:data-style-name="N2" text:time-value="12:08:48.0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31T12:42:52.188000000</dc:date>
    <meta:editing-duration>PT7H27M17S</meta:editing-duration>
    <meta:editing-cycles>116</meta:editing-cycles>
    <meta:generator>LibreOffice/7.5.5.2$Windows_X86_64 LibreOffice_project/ca8fe7424262805f223b9a2334bc7181abbcbf5e</meta:generator>
    <meta:document-statistic meta:table-count="1" meta:cell-count="674" meta:object-count="0"/>
  </office:meta>
</office:document-meta>
</file>